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arágrafodaLista" style:family="paragraph">
      <style:paragraph-properties fo:line-height="102%"/>
    </style:style>
    <style:style style:name="P5" style:parent-style-name="ParágrafodaLista" style:family="paragraph">
      <style:paragraph-properties fo:line-height="102%"/>
    </style:style>
    <style:style style:name="TableColumn7" style:family="table-column">
      <style:table-column-properties style:column-width="4.2298in"/>
    </style:style>
    <style:style style:name="TableColumn8" style:family="table-column">
      <style:table-column-properties style:column-width="0.4916in"/>
    </style:style>
    <style:style style:name="TableColumn9" style:family="table-column">
      <style:table-column-properties style:column-width="0.4861in"/>
    </style:style>
    <style:style style:name="TableColumn10" style:family="table-column">
      <style:table-column-properties style:column-width="0.5972in"/>
    </style:style>
    <style:style style:name="TableColumn11" style:family="table-column">
      <style:table-column-properties style:column-width="0.5902in"/>
    </style:style>
    <style:style style:name="Table6" style:family="table">
      <style:table-properties style:width="6.395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Tipodeletrapredefinidodoparágrafo" style:family="text"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Tipodeletrapredefinidodoparágrafo" style:family="text">
      <style:text-properties fo:font-weight="bold" style:font-weight-asian="bold"/>
    </style:style>
    <style:style style:name="TableRow24" style:family="table-row">
      <style:table-row-properties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3" style:family="table-column">
      <style:table-column-properties style:column-width="2.302in"/>
    </style:style>
    <style:style style:name="TableColumn134" style:family="table-column">
      <style:table-column-properties style:column-width="0.5736in"/>
    </style:style>
    <style:style style:name="TableColumn135" style:family="table-column">
      <style:table-column-properties style:column-width="0.6645in"/>
    </style:style>
    <style:style style:name="TableColumn136" style:family="table-column">
      <style:table-column-properties style:column-width="0.6895in"/>
    </style:style>
    <style:style style:name="TableColumn137" style:family="table-column">
      <style:table-column-properties style:column-width="0.6888in"/>
    </style:style>
    <style:style style:name="Table132" style:family="table">
      <style:table-properties style:width="4.9187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7" style:family="table-row">
      <style:table-row-properties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P177" style:parent-style-name="Título3" style:master-page-name="MP1" style:family="paragraph">
      <style:paragraph-properties fo:break-before="page"/>
    </style:style>
    <style:style style:name="T179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0" style:parent-style-name="ParágrafodaLista" style:family="paragraph">
      <style:paragraph-properties fo:line-height="102%"/>
    </style:style>
    <style:style style:name="P181" style:parent-style-name="ParágrafodaLista" style:family="paragraph">
      <style:paragraph-properties fo:line-height="102%"/>
    </style:style>
    <style:style style:name="P182" style:parent-style-name="Normal" style:family="paragraph">
      <style:text-properties fo:font-weight="bold" style:font-weight-asian="bold"/>
    </style:style>
    <style:style style:name="P183" style:parent-style-name="Normal" style:family="paragraph">
      <style:text-properties fo:font-weight="bold" style:font-weight-asian="bold"/>
    </style:style>
    <style:style style:name="P184" style:parent-style-name="Normal" style:family="paragraph">
      <style:text-properties fo:font-weight="bold" style:font-weight-asian="bold"/>
    </style:style>
    <style:style style:name="TableColumn186" style:family="table-column">
      <style:table-column-properties style:column-width="3.0486in"/>
    </style:style>
    <style:style style:name="TableColumn187" style:family="table-column">
      <style:table-column-properties style:column-width="0.6715in"/>
    </style:style>
    <style:style style:name="TableColumn188" style:family="table-column">
      <style:table-column-properties style:column-width="0.4666in"/>
    </style:style>
    <style:style style:name="TableColumn189" style:family="table-column">
      <style:table-column-properties style:column-width="0.4673in"/>
    </style:style>
    <style:style style:name="TableColumn190" style:family="table-column">
      <style:table-column-properties style:column-width="0.6604in"/>
    </style:style>
    <style:style style:name="TableColumn191" style:family="table-column">
      <style:table-column-properties style:column-width="0.584in"/>
    </style:style>
    <style:style style:name="Table185" style:family="table">
      <style:table-properties style:width="5.8986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Tipodeletrapredefinidodoparágrafo" style:family="text">
      <style:text-properties fo:font-weight="bold" style:font-weight-asian="bold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Tipodeletrapredefinidodoparágrafo" style:family="text">
      <style:text-properties fo:font-weight="bold" style:font-weight-asian="bold"/>
    </style:style>
    <style:style style:name="TableRow203" style:family="table-row">
      <style:table-row-properties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Tipodeletrapredefinidodoparágrafo" style:family="text">
      <style:text-properties style:font-name-complex="Calibri" fo:color="#000000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Tipodeletrapredefinidodoparágrafo" style:family="text">
      <style:text-properties style:font-name-complex="Calibri" fo:color="#000000"/>
    </style:style>
    <style:style style:name="T227" style:parent-style-name="Tipodeletrapredefinidodoparágrafo" style:family="text">
      <style:text-properties style:font-name-complex="Calibri" fo:color="#000000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Tipodeletrapredefinidodoparágrafo" style:family="text">
      <style:text-properties style:font-name-complex="Calibri" fo:color="#000000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Tipodeletrapredefinidodoparágrafo" style:family="text">
      <style:text-properties style:font-name-complex="Calibri" fo:color="#000000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263" style:parent-style-name="Tipodeletrapredefinidodoparágrafo" style:family="text">
      <style:text-properties style:font-name-complex="Calibri" fo:color="#000000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P28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Row297" style:family="table-row">
      <style:table-row-properties/>
    </style:style>
    <style:style style:name="P29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Row309" style:family="table-row">
      <style:table-row-properties/>
    </style:style>
    <style:style style:name="P31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ableRow321" style:family="table-row">
      <style:table-row-properties/>
    </style:style>
    <style:style style:name="P3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</style:style>
    <style:style style:name="TableRow333" style:family="table-row">
      <style:table-row-properties/>
    </style:style>
    <style:style style:name="P3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Row345" style:family="table-row">
      <style:table-row-properties/>
    </style:style>
    <style:style style:name="P3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Row357" style:family="table-row">
      <style:table-row-properties/>
    </style:style>
    <style:style style:name="P3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TableRow369" style:family="table-row">
      <style:table-row-properties/>
    </style:style>
    <style:style style:name="P3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Row381" style:family="table-row">
      <style:table-row-properties/>
    </style:style>
    <style:style style:name="P3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Row393" style:family="table-row">
      <style:table-row-properties/>
    </style:style>
    <style:style style:name="P3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Row405" style:family="table-row">
      <style:table-row-properties/>
    </style:style>
    <style:style style:name="P4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Row417" style:family="table-row">
      <style:table-row-properties/>
    </style:style>
    <style:style style:name="P4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/>
    </style:style>
    <style:style style:name="P43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Row441" style:family="table-row">
      <style:table-row-properties/>
    </style:style>
    <style:style style:name="P44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Row453" style:family="table-row">
      <style:table-row-properties/>
    </style:style>
    <style:style style:name="P4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/>
    </style:style>
    <style:style style:name="P4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</style:style>
    <style:style style:name="TableRow477" style:family="table-row">
      <style:table-row-properties/>
    </style:style>
    <style:style style:name="P4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ableRow489" style:family="table-row">
      <style:table-row-properties/>
    </style:style>
    <style:style style:name="P4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ableRow501" style:family="table-row">
      <style:table-row-properties/>
    </style:style>
    <style:style style:name="P5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Row513" style:family="table-row">
      <style:table-row-properties/>
    </style:style>
    <style:style style:name="P5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ableRow525" style:family="table-row">
      <style:table-row-properties/>
    </style:style>
    <style:style style:name="P5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P537" style:parent-style-name="Normal" style:family="paragraph">
      <style:text-properties fo:font-weight="bold" style:font-weight-asian="bold"/>
    </style:style>
    <style:style style:name="P538" style:parent-style-name="Normal" style:family="paragraph">
      <style:text-properties fo:font-weight="bold" style:font-weight-asian="bold"/>
    </style:style>
    <style:style style:name="TableColumn540" style:family="table-column">
      <style:table-column-properties style:column-width="3.0486in"/>
    </style:style>
    <style:style style:name="TableColumn541" style:family="table-column">
      <style:table-column-properties style:column-width="0.6715in"/>
    </style:style>
    <style:style style:name="TableColumn542" style:family="table-column">
      <style:table-column-properties style:column-width="0.4666in"/>
    </style:style>
    <style:style style:name="TableColumn543" style:family="table-column">
      <style:table-column-properties style:column-width="0.5347in"/>
    </style:style>
    <style:style style:name="TableColumn544" style:family="table-column">
      <style:table-column-properties style:column-width="0.593in"/>
    </style:style>
    <style:style style:name="TableColumn545" style:family="table-column">
      <style:table-column-properties style:column-width="0.584in"/>
    </style:style>
    <style:style style:name="Table539" style:family="table">
      <style:table-properties style:width="5.8986in" fo:margin-left="0in" table:align="left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 fo:line-height="100%"/>
    </style:style>
    <style:style style:name="T553" style:parent-style-name="Tipodeletrapredefinidodoparágrafo" style:family="text">
      <style:text-properties fo:font-weight="bold" style:font-weight-asian="bold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556" style:parent-style-name="Tipodeletrapredefinidodoparágrafo" style:family="text">
      <style:text-properties fo:font-weight="bold" style:font-weight-asian="bold"/>
    </style:style>
    <style:style style:name="TableRow557" style:family="table-row">
      <style:table-row-properties/>
    </style:style>
    <style:style style:name="P55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63" style:parent-style-name="Normal" style:family="paragraph">
      <style:paragraph-properties fo:margin-bottom="0in" fo:line-height="100%"/>
    </style:style>
    <style:style style:name="P564" style:parent-style-name="Normal" style:family="paragraph">
      <style:paragraph-properties fo:text-align="center" fo:margin-bottom="0in" fo:line-height="100%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568" style:parent-style-name="Tipodeletrapredefinidodoparágrafo" style:family="text">
      <style:text-properties style:font-name-complex="Calibri" fo:color="#000000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580" style:parent-style-name="Tipodeletrapredefinidodoparágrafo" style:family="text">
      <style:text-properties style:font-name-complex="Calibri" fo:color="#000000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text-align="center" fo:margin-bottom="0in" fo:line-height="100%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00" style:family="table-row">
      <style:table-row-properties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</style:style>
    <style:style style:name="T603" style:parent-style-name="Tipodeletrapredefinidodoparágrafo" style:family="text">
      <style:text-properties style:font-name-complex="Calibri" fo:color="#000000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615" style:parent-style-name="Tipodeletrapredefinidodoparágrafo" style:family="text">
      <style:text-properties style:font-name-complex="Calibri" fo:color="#000000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Row648" style:family="table-row">
      <style:table-row-properties/>
    </style:style>
    <style:style style:name="P64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ableRow660" style:family="table-row">
      <style:table-row-properties/>
    </style:style>
    <style:style style:name="P6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Row672" style:family="table-row">
      <style:table-row-properties/>
    </style:style>
    <style:style style:name="P6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Row684" style:family="table-row">
      <style:table-row-properties/>
    </style:style>
    <style:style style:name="P6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Row696" style:family="table-row">
      <style:table-row-properties/>
    </style:style>
    <style:style style:name="P6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Row708" style:family="table-row">
      <style:table-row-properties/>
    </style:style>
    <style:style style:name="P7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Row720" style:family="table-row">
      <style:table-row-properties/>
    </style:style>
    <style:style style:name="P7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ableRow732" style:family="table-row">
      <style:table-row-properties/>
    </style:style>
    <style:style style:name="P7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ableRow744" style:family="table-row">
      <style:table-row-properties/>
    </style:style>
    <style:style style:name="P7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Row756" style:family="table-row">
      <style:table-row-properties/>
    </style:style>
    <style:style style:name="P7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</style:style>
    <style:style style:name="TableRow768" style:family="table-row">
      <style:table-row-properties/>
    </style:style>
    <style:style style:name="P7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ableRow780" style:family="table-row">
      <style:table-row-properties/>
    </style:style>
    <style:style style:name="P7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Row792" style:family="table-row">
      <style:table-row-properties/>
    </style:style>
    <style:style style:name="P7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ableRow804" style:family="table-row">
      <style:table-row-properties/>
    </style:style>
    <style:style style:name="P8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Row816" style:family="table-row">
      <style:table-row-properties/>
    </style:style>
    <style:style style:name="P8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Row828" style:family="table-row">
      <style:table-row-properties/>
    </style:style>
    <style:style style:name="P8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ableRow840" style:family="table-row">
      <style:table-row-properties/>
    </style:style>
    <style:style style:name="P8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Row852" style:family="table-row">
      <style:table-row-properties/>
    </style:style>
    <style:style style:name="P8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Row864" style:family="table-row">
      <style:table-row-properties/>
    </style:style>
    <style:style style:name="P8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Row876" style:family="table-row">
      <style:table-row-properties/>
    </style:style>
    <style:style style:name="P8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</style:style>
    <style:style style:name="TableRow888" style:family="table-row">
      <style:table-row-properties/>
    </style:style>
    <style:style style:name="P8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ableColumn901" style:family="table-column">
      <style:table-column-properties style:column-width="3.0486in"/>
    </style:style>
    <style:style style:name="TableColumn902" style:family="table-column">
      <style:table-column-properties style:column-width="0.6715in"/>
    </style:style>
    <style:style style:name="TableColumn903" style:family="table-column">
      <style:table-column-properties style:column-width="0.4666in"/>
    </style:style>
    <style:style style:name="TableColumn904" style:family="table-column">
      <style:table-column-properties style:column-width="0.5347in"/>
    </style:style>
    <style:style style:name="TableColumn905" style:family="table-column">
      <style:table-column-properties style:column-width="0.593in"/>
    </style:style>
    <style:style style:name="TableColumn906" style:family="table-column">
      <style:table-column-properties style:column-width="0.584in"/>
    </style:style>
    <style:style style:name="Table900" style:family="table">
      <style:table-properties style:width="5.8986in" fo:margin-left="0in" table:align="lef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line-height="100%"/>
    </style:style>
    <style:style style:name="T914" style:parent-style-name="Tipodeletrapredefinidodoparágrafo" style:family="text">
      <style:text-properties fo:font-weight="bold" style:font-weight-asian="bold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 fo:line-height="100%"/>
    </style:style>
    <style:style style:name="T917" style:parent-style-name="Tipodeletrapredefinidodoparágrafo" style:family="text">
      <style:text-properties fo:font-weight="bold" style:font-weight-asian="bold"/>
    </style:style>
    <style:style style:name="TableRow918" style:family="table-row">
      <style:table-row-properties/>
    </style:style>
    <style:style style:name="P91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24" style:parent-style-name="Normal" style:family="paragraph">
      <style:paragraph-properties fo:margin-bottom="0in" fo:line-height="100%"/>
    </style:style>
    <style:style style:name="P925" style:parent-style-name="Normal" style:family="paragraph">
      <style:paragraph-properties fo:text-align="center" fo:margin-bottom="0in" fo:line-height="100%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929" style:parent-style-name="Tipodeletrapredefinidodoparágrafo" style:family="text">
      <style:text-properties style:font-name-complex="Calibri" fo:color="#000000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49" style:family="table-row">
      <style:table-row-properties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952" style:parent-style-name="Tipodeletrapredefinidodoparágrafo" style:family="text">
      <style:text-properties style:font-name-complex="Calibri" fo:color="#000000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964" style:parent-style-name="Tipodeletrapredefinidodoparágrafo" style:family="text">
      <style:text-properties style:font-name-complex="Calibri" fo:color="#000000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976" style:parent-style-name="Tipodeletrapredefinidodoparágrafo" style:family="text">
      <style:text-properties style:font-name-complex="Calibri" fo:color="#000000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/>
    </style:style>
    <style:style style:name="TableRow1009" style:family="table-row">
      <style:table-row-properties/>
    </style:style>
    <style:style style:name="P101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</style:style>
    <style:style style:name="TableRow1021" style:family="table-row">
      <style:table-row-properties/>
    </style:style>
    <style:style style:name="P10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ableRow1033" style:family="table-row">
      <style:table-row-properties/>
    </style:style>
    <style:style style:name="P10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Row1045" style:family="table-row">
      <style:table-row-properties/>
    </style:style>
    <style:style style:name="P10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</style:style>
    <style:style style:name="TableRow1057" style:family="table-row">
      <style:table-row-properties/>
    </style:style>
    <style:style style:name="P10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bottom="0in" fo:line-height="100%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Row1069" style:family="table-row">
      <style:table-row-properties/>
    </style:style>
    <style:style style:name="P10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Row1081" style:family="table-row">
      <style:table-row-properties/>
    </style:style>
    <style:style style:name="P10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</style:style>
    <style:style style:name="TableRow1093" style:family="table-row">
      <style:table-row-properties/>
    </style:style>
    <style:style style:name="P10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</style:style>
    <style:style style:name="TableRow1105" style:family="table-row">
      <style:table-row-properties/>
    </style:style>
    <style:style style:name="P11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Row1117" style:family="table-row">
      <style:table-row-properties/>
    </style:style>
    <style:style style:name="P11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Row1129" style:family="table-row">
      <style:table-row-properties/>
    </style:style>
    <style:style style:name="P113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center" fo:margin-bottom="0in" fo:line-height="100%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 fo:line-height="100%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Row1141" style:family="table-row">
      <style:table-row-properties/>
    </style:style>
    <style:style style:name="P114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Row1153" style:family="table-row">
      <style:table-row-properties/>
    </style:style>
    <style:style style:name="P11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ableRow1165" style:family="table-row">
      <style:table-row-properties/>
    </style:style>
    <style:style style:name="P11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center" fo:margin-bottom="0in" fo:line-height="100%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Row1177" style:family="table-row">
      <style:table-row-properties/>
    </style:style>
    <style:style style:name="P11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</style:style>
    <style:style style:name="TableRow1189" style:family="table-row">
      <style:table-row-properties/>
    </style:style>
    <style:style style:name="P11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bottom="0in" fo:line-height="100%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</style:style>
    <style:style style:name="TableRow1201" style:family="table-row">
      <style:table-row-properties/>
    </style:style>
    <style:style style:name="P12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Row1213" style:family="table-row">
      <style:table-row-properties/>
    </style:style>
    <style:style style:name="P12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center" fo:margin-bottom="0in" fo:line-height="100%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</style:style>
    <style:style style:name="TableRow1225" style:family="table-row">
      <style:table-row-properties/>
    </style:style>
    <style:style style:name="P12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 fo:line-height="100%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 fo:line-height="100%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</style:style>
    <style:style style:name="TableRow1237" style:family="table-row">
      <style:table-row-properties/>
    </style:style>
    <style:style style:name="P12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</style:style>
    <style:style style:name="TableRow1249" style:family="table-row">
      <style:table-row-properties/>
    </style:style>
    <style:style style:name="P12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P1261" style:parent-style-name="Normal" style:family="paragraph">
      <style:text-properties fo:font-weight="bold" style:font-weight-asian="bold"/>
    </style:style>
    <style:style style:name="P1262" style:parent-style-name="Normal" style:family="paragraph">
      <style:text-properties fo:font-weight="bold" style:font-weight-asian="bold"/>
    </style:style>
    <style:style style:name="TableColumn1264" style:family="table-column">
      <style:table-column-properties style:column-width="3.6388in"/>
    </style:style>
    <style:style style:name="TableColumn1265" style:family="table-column">
      <style:table-column-properties style:column-width="0.4979in"/>
    </style:style>
    <style:style style:name="TableColumn1266" style:family="table-column">
      <style:table-column-properties style:column-width="0.4895in"/>
    </style:style>
    <style:style style:name="TableColumn1267" style:family="table-column">
      <style:table-column-properties style:column-width="0.6861in"/>
    </style:style>
    <style:style style:name="TableColumn1268" style:family="table-column">
      <style:table-column-properties style:column-width="0.5861in"/>
    </style:style>
    <style:style style:name="Table1263" style:family="table">
      <style:table-properties style:width="5.8986in" fo:margin-left="0in" table:align="left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margin-bottom="0in" fo:line-height="100%"/>
    </style:style>
    <style:style style:name="T1272" style:parent-style-name="Tipodeletrapredefinidodoparágrafo" style:family="text">
      <style:text-properties fo:font-weight="bold" style:font-weight-asian="bold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</style:style>
    <style:style style:name="T1277" style:parent-style-name="Tipodeletrapredefinidodoparágrafo" style:family="text">
      <style:text-properties fo:font-weight="bold" style:font-weight-asian="bold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Normal" style:family="paragraph">
      <style:paragraph-properties fo:text-align="center" fo:margin-bottom="0in" fo:line-height="100%"/>
    </style:style>
    <style:style style:name="T1280" style:parent-style-name="Tipodeletrapredefinidodoparágrafo" style:family="text">
      <style:text-properties fo:font-weight="bold" style:font-weight-asian="bold"/>
    </style:style>
    <style:style style:name="TableRow1281" style:family="table-row">
      <style:table-row-properties/>
    </style:style>
    <style:style style:name="P1282" style:parent-style-name="Normal" style:family="paragraph">
      <style:paragraph-properties fo:margin-bottom="0in" fo:line-height="100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87" style:parent-style-name="Normal" style:family="paragraph">
      <style:paragraph-properties fo:margin-bottom="0in" fo:line-height="100%"/>
    </style:style>
    <style:style style:name="P1288" style:parent-style-name="Normal" style:family="paragraph">
      <style:paragraph-properties fo:text-align="center" fo:margin-bottom="0in" fo:line-height="100%"/>
    </style:style>
    <style:style style:name="TableRow1289" style:family="table-row">
      <style:table-row-properties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bottom="0in" fo:line-height="100%"/>
    </style:style>
    <style:style style:name="T1292" style:parent-style-name="Tipodeletrapredefinidodoparágrafo" style:family="text">
      <style:text-properties style:font-name-complex="Calibri" fo:color="#000000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text-align="center" fo:margin-bottom="0in" fo:line-height="100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 fo:margin-bottom="0in" fo:line-height="100%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bottom="0in" fo:line-height="100%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center" fo:margin-bottom="0in" fo:line-height="100%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12" style:family="table-row">
      <style:table-row-properties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margin-bottom="0in" fo:line-height="100%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23" style:family="table-row">
      <style:table-row-properties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34" style:family="table-row">
      <style:table-row-properties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Normal" style:family="paragraph">
      <style:paragraph-properties fo:text-align="center" fo:margin-bottom="0in" fo:line-height="100%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text-align="center" fo:margin-bottom="0in" fo:line-height="100%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center" fo:margin-bottom="0in" fo:line-height="100%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46" style:family="table-column">
      <style:table-column-properties style:column-width="3.6388in"/>
    </style:style>
    <style:style style:name="TableColumn1347" style:family="table-column">
      <style:table-column-properties style:column-width="0.4979in"/>
    </style:style>
    <style:style style:name="TableColumn1348" style:family="table-column">
      <style:table-column-properties style:column-width="0.4895in"/>
    </style:style>
    <style:style style:name="TableColumn1349" style:family="table-column">
      <style:table-column-properties style:column-width="0.6861in"/>
    </style:style>
    <style:style style:name="TableColumn1350" style:family="table-column">
      <style:table-column-properties style:column-width="0.5861in"/>
    </style:style>
    <style:style style:name="Table1345" style:family="table">
      <style:table-properties style:width="5.8986in" fo:margin-left="0in" table:align="left"/>
    </style:style>
    <style:style style:name="TableRow1351" style:family="table-row">
      <style:table-row-properties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margin-bottom="0in" fo:line-height="100%"/>
    </style:style>
    <style:style style:name="T1354" style:parent-style-name="Tipodeletrapredefinidodoparágrafo" style:family="text">
      <style:text-properties fo:font-weight="bold" style:font-weight-asian="bold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8" style:parent-style-name="Normal" style:family="paragraph">
      <style:paragraph-properties fo:text-align="center" fo:margin-bottom="0in" fo:line-height="100%"/>
    </style:style>
    <style:style style:name="T1359" style:parent-style-name="Tipodeletrapredefinidodoparágrafo" style:family="text">
      <style:text-properties fo:font-weight="bold" style:font-weight-asian="bold"/>
    </style:style>
    <style:style style:name="TableCell1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1" style:parent-style-name="Normal" style:family="paragraph">
      <style:paragraph-properties fo:text-align="center" fo:margin-bottom="0in" fo:line-height="100%"/>
    </style:style>
    <style:style style:name="T1362" style:parent-style-name="Tipodeletrapredefinidodoparágrafo" style:family="text">
      <style:text-properties fo:font-weight="bold" style:font-weight-asian="bold"/>
    </style:style>
    <style:style style:name="TableRow1363" style:family="table-row">
      <style:table-row-properties/>
    </style:style>
    <style:style style:name="P1364" style:parent-style-name="Normal" style:family="paragraph">
      <style:paragraph-properties fo:margin-bottom="0in" fo:line-height="100%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69" style:parent-style-name="Normal" style:family="paragraph">
      <style:paragraph-properties fo:margin-bottom="0in" fo:line-height="100%"/>
    </style:style>
    <style:style style:name="P1370" style:parent-style-name="Normal" style:family="paragraph">
      <style:paragraph-properties fo:margin-bottom="0in" fo:line-height="100%"/>
    </style:style>
    <style:style style:name="TableRow1371" style:family="table-row">
      <style:table-row-properties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margin-bottom="0in" fo:line-height="100%"/>
    </style:style>
    <style:style style:name="T1374" style:parent-style-name="Tipodeletrapredefinidodoparágrafo" style:family="text">
      <style:text-properties style:font-name-complex="Calibri" fo:color="#000000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bottom="0in" fo:line-height="100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" style:family="paragraph">
      <style:paragraph-properties fo:text-align="center" fo:margin-bottom="0in" fo:line-height="100%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text-align="center" fo:margin-bottom="0in" fo:line-height="100%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center" fo:margin-bottom="0in" fo:line-height="100%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94" style:family="table-row">
      <style:table-row-properties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text-align="center" fo:margin-bottom="0in" fo:line-height="100%"/>
    </style:style>
    <style:style style:name="TableCell1399" style:family="table-cell">
      <style:table-cell-properties fo:border="0.0069in solid #000000" style:writing-mode="lr-tb" fo:padding-top="0in" fo:padding-left="0.075in" fo:padding-bottom="0in" fo:padding-right="0.075in"/>
    </style:style>
    <style:style style:name="P1400" style:parent-style-name="Normal" style:family="paragraph">
      <style:paragraph-properties fo:text-align="center" fo:margin-bottom="0in" fo:line-height="100%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text-align="center" fo:margin-bottom="0in" fo:line-height="100%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05" style:family="table-row">
      <style:table-row-properties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text-align="center" fo:margin-bottom="0in" fo:line-height="100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bottom="0in" fo:line-height="100%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bottom="0in" fo:line-height="100%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16" style:family="table-row">
      <style:table-row-properties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text-align="center" fo:margin-bottom="0in" fo:line-height="100%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text-align="center" fo:margin-bottom="0in" fo:line-height="100%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text-align="center" fo:margin-bottom="0in" fo:line-height="100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428" style:family="table-column">
      <style:table-column-properties style:column-width="3.6388in"/>
    </style:style>
    <style:style style:name="TableColumn1429" style:family="table-column">
      <style:table-column-properties style:column-width="0.4979in"/>
    </style:style>
    <style:style style:name="TableColumn1430" style:family="table-column">
      <style:table-column-properties style:column-width="0.4895in"/>
    </style:style>
    <style:style style:name="TableColumn1431" style:family="table-column">
      <style:table-column-properties style:column-width="0.6861in"/>
    </style:style>
    <style:style style:name="TableColumn1432" style:family="table-column">
      <style:table-column-properties style:column-width="0.5861in"/>
    </style:style>
    <style:style style:name="Table1427" style:family="table">
      <style:table-properties style:width="5.8986in" fo:margin-left="0in" table:align="left"/>
    </style:style>
    <style:style style:name="TableRow1433" style:family="table-row">
      <style:table-row-properties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margin-bottom="0in" fo:line-height="100%"/>
    </style:style>
    <style:style style:name="T1436" style:parent-style-name="Tipodeletrapredefinidodoparágrafo" style:family="text">
      <style:text-properties fo:font-weight="bold" style:font-weight-asian="bold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bottom="0in" fo:line-height="100%"/>
    </style:style>
    <style:style style:name="T1441" style:parent-style-name="Tipodeletrapredefinidodoparágrafo" style:family="text">
      <style:text-properties fo:font-weight="bold" style:font-weight-asian="bold"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 fo:margin-bottom="0in" fo:line-height="100%"/>
    </style:style>
    <style:style style:name="T1444" style:parent-style-name="Tipodeletrapredefinidodoparágrafo" style:family="text">
      <style:text-properties fo:font-weight="bold" style:font-weight-asian="bold"/>
    </style:style>
    <style:style style:name="TableRow1445" style:family="table-row">
      <style:table-row-properties/>
    </style:style>
    <style:style style:name="P1446" style:parent-style-name="Normal" style:family="paragraph">
      <style:paragraph-properties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51" style:parent-style-name="Normal" style:family="paragraph">
      <style:paragraph-properties fo:margin-bottom="0in" fo:line-height="100%"/>
    </style:style>
    <style:style style:name="P1452" style:parent-style-name="Normal" style:family="paragraph">
      <style:paragraph-properties fo:margin-bottom="0in" fo:line-height="100%"/>
    </style:style>
    <style:style style:name="TableRow1453" style:family="table-row">
      <style:table-row-properties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1456" style:parent-style-name="Tipodeletrapredefinidodoparágrafo" style:family="text">
      <style:text-properties style:font-name-complex="Calibri" fo:color="#000000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text-align="center" fo:margin-bottom="0in" fo:line-height="100%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text-align="center" fo:margin-bottom="0in" fo:line-height="100%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text-align="center" fo:margin-bottom="0in" fo:line-height="100%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bottom="0in" fo:line-height="100%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P1471" style:parent-style-name="Normal" style:family="paragraph">
      <style:paragraph-properties fo:text-align="center" fo:margin-bottom="0in" fo:line-height="100%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fo:text-align="center" fo:margin-bottom="0in" fo:line-height="100%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76" style:family="table-row">
      <style:table-row-properties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87" style:family="table-row">
      <style:table-row-properties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text-align="center" fo:margin-bottom="0in" fo:line-height="100%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bottom="0in" fo:line-height="100%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98" style:family="table-row">
      <style:table-row-properties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text-align="center" fo:margin-bottom="0in" fo:line-height="100%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text-align="center" fo:margin-bottom="0in" fo:line-height="100%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text-align="center" fo:margin-bottom="0in" fo:line-height="100%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510" style:family="table-column">
      <style:table-column-properties style:column-width="3.6388in"/>
    </style:style>
    <style:style style:name="TableColumn1511" style:family="table-column">
      <style:table-column-properties style:column-width="0.4979in"/>
    </style:style>
    <style:style style:name="TableColumn1512" style:family="table-column">
      <style:table-column-properties style:column-width="0.4895in"/>
    </style:style>
    <style:style style:name="TableColumn1513" style:family="table-column">
      <style:table-column-properties style:column-width="0.6861in"/>
    </style:style>
    <style:style style:name="TableColumn1514" style:family="table-column">
      <style:table-column-properties style:column-width="0.5861in"/>
    </style:style>
    <style:style style:name="Table1509" style:family="table">
      <style:table-properties style:width="5.8986in" fo:margin-left="0in" table:align="left"/>
    </style:style>
    <style:style style:name="TableRow1515" style:family="table-row">
      <style:table-row-properties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margin-bottom="0in" fo:line-height="100%"/>
    </style:style>
    <style:style style:name="T1518" style:parent-style-name="Tipodeletrapredefinidodoparágrafo" style:family="text">
      <style:text-properties fo:font-weight="bold" style:font-weight-asian="bold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2" style:parent-style-name="Normal" style:family="paragraph">
      <style:paragraph-properties fo:text-align="center" fo:margin-bottom="0in" fo:line-height="100%"/>
    </style:style>
    <style:style style:name="T1523" style:parent-style-name="Tipodeletrapredefinidodoparágrafo" style:family="text">
      <style:text-properties fo:font-weight="bold" style:font-weight-asian="bold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Normal" style:family="paragraph">
      <style:paragraph-properties fo:text-align="center" fo:margin-bottom="0in" fo:line-height="100%"/>
    </style:style>
    <style:style style:name="T1526" style:parent-style-name="Tipodeletrapredefinidodoparágrafo" style:family="text">
      <style:text-properties fo:font-weight="bold" style:font-weight-asian="bold"/>
    </style:style>
    <style:style style:name="TableRow1527" style:family="table-row">
      <style:table-row-properties/>
    </style:style>
    <style:style style:name="P1528" style:parent-style-name="Normal" style:family="paragraph">
      <style:paragraph-properties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31" style:family="table-cell">
      <style:table-cell-properties fo:border="0.0069in solid #000000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33" style:parent-style-name="Normal" style:family="paragraph">
      <style:paragraph-properties fo:text-align="center" fo:margin-bottom="0in" fo:line-height="100%"/>
    </style:style>
    <style:style style:name="P1534" style:parent-style-name="Normal" style:family="paragraph">
      <style:paragraph-properties fo:text-align="center" fo:margin-bottom="0in" fo:line-height="100%"/>
    </style:style>
    <style:style style:name="TableRow1535" style:family="table-row">
      <style:table-row-properties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</style:style>
    <style:style style:name="T1538" style:parent-style-name="Tipodeletrapredefinidodoparágrafo" style:family="text">
      <style:text-properties style:font-name-complex="Calibri" fo:color="#000000"/>
    </style:style>
    <style:style style:name="T1539" style:parent-style-name="Tipodeletrapredefinidodoparágrafo" style:family="text">
      <style:text-properties style:font-name-complex="Calibri" fo:color="#000000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text-align="center" fo:margin-bottom="0in" fo:line-height="100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text-align="center" fo:margin-bottom="0in" fo:line-height="100%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text-align="center" fo:margin-bottom="0in" fo:line-height="100%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48" style:family="table-row">
      <style:table-row-properties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 fo:line-height="100%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text-align="center" fo:margin-bottom="0in" fo:line-height="100%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text-align="center" fo:margin-bottom="0in" fo:line-height="100%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70" style:family="table-row">
      <style:table-row-properties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text-align="center" fo:margin-bottom="0in" fo:line-height="100%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81" style:family="table-row">
      <style:table-row-properties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text-align="center" fo:margin-bottom="0in" fo:line-height="100%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text-align="center" fo:margin-bottom="0in" fo:line-height="100%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text-align="center" fo:margin-bottom="0in" fo:line-height="100%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593" style:family="table-column">
      <style:table-column-properties style:column-width="3.6388in"/>
    </style:style>
    <style:style style:name="TableColumn1594" style:family="table-column">
      <style:table-column-properties style:column-width="0.4979in"/>
    </style:style>
    <style:style style:name="TableColumn1595" style:family="table-column">
      <style:table-column-properties style:column-width="0.4895in"/>
    </style:style>
    <style:style style:name="TableColumn1596" style:family="table-column">
      <style:table-column-properties style:column-width="0.6861in"/>
    </style:style>
    <style:style style:name="TableColumn1597" style:family="table-column">
      <style:table-column-properties style:column-width="0.5861in"/>
    </style:style>
    <style:style style:name="Table1592" style:family="table">
      <style:table-properties style:width="5.8986in" fo:margin-left="0in" table:align="left"/>
    </style:style>
    <style:style style:name="TableRow1598" style:family="table-row">
      <style:table-row-properties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margin-bottom="0in" fo:line-height="100%"/>
    </style:style>
    <style:style style:name="T1601" style:parent-style-name="Tipodeletrapredefinidodoparágrafo" style:family="text">
      <style:text-properties fo:font-weight="bold" style:font-weight-asian="bold"/>
    </style:style>
    <style:style style:name="T1602" style:parent-style-name="Tipodeletrapredefinidodoparágrafo" style:family="text">
      <style:text-properties fo:font-weight="bold" style:font-weight-asian="bold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6" style:parent-style-name="Normal" style:family="paragraph">
      <style:paragraph-properties fo:text-align="center" fo:margin-bottom="0in" fo:line-height="100%"/>
    </style:style>
    <style:style style:name="T1607" style:parent-style-name="Tipodeletrapredefinidodoparágrafo" style:family="text">
      <style:text-properties fo:font-weight="bold" style:font-weight-asian="bold"/>
    </style:style>
    <style:style style:name="TableCell1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9" style:parent-style-name="Normal" style:family="paragraph">
      <style:paragraph-properties fo:text-align="center" fo:margin-bottom="0in" fo:line-height="100%"/>
    </style:style>
    <style:style style:name="T1610" style:parent-style-name="Tipodeletrapredefinidodoparágrafo" style:family="text">
      <style:text-properties fo:font-weight="bold" style:font-weight-asian="bold"/>
    </style:style>
    <style:style style:name="TableRow1611" style:family="table-row">
      <style:table-row-properties/>
    </style:style>
    <style:style style:name="P1612" style:parent-style-name="Normal" style:family="paragraph">
      <style:paragraph-properties fo:margin-bottom="0in" fo:line-height="100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17" style:parent-style-name="Normal" style:family="paragraph">
      <style:paragraph-properties fo:margin-bottom="0in" fo:line-height="100%"/>
    </style:style>
    <style:style style:name="P1618" style:parent-style-name="Normal" style:family="paragraph">
      <style:paragraph-properties fo:margin-bottom="0in" fo:line-height="100%"/>
    </style:style>
    <style:style style:name="TableRow1619" style:family="table-row">
      <style:table-row-properties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" style:family="paragraph">
      <style:paragraph-properties fo:margin-bottom="0in" fo:line-height="100%"/>
    </style:style>
    <style:style style:name="T1622" style:parent-style-name="Tipodeletrapredefinidodoparágrafo" style:family="text">
      <style:text-properties style:font-name-complex="Calibri" fo:color="#000000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text-align="center" fo:margin-bottom="0in" fo:line-height="100%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text-align="center" fo:margin-bottom="0in" fo:line-height="100%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text-align="center" fo:margin-bottom="0in" fo:line-height="100%"/>
    </style:style>
    <style:style style:name="TableCell1629" style:family="table-cell">
      <style:table-cell-properties fo:border="0.0069in solid #000000" style:writing-mode="lr-tb" fo:padding-top="0in" fo:padding-left="0.075in" fo:padding-bottom="0in" fo:padding-right="0.075in"/>
    </style:style>
    <style:style style:name="P163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31" style:family="table-row">
      <style:table-row-properties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text-align="center" fo:margin-bottom="0in" fo:line-height="100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42" style:family="table-row">
      <style:table-row-properties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center"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text-align="center" fo:margin-bottom="0in" fo:line-height="100%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54" style:family="table-column">
      <style:table-column-properties style:column-width="2.302in"/>
    </style:style>
    <style:style style:name="TableColumn1655" style:family="table-column">
      <style:table-column-properties style:column-width="0.5736in"/>
    </style:style>
    <style:style style:name="TableColumn1656" style:family="table-column">
      <style:table-column-properties style:column-width="0.6645in"/>
    </style:style>
    <style:style style:name="TableColumn1657" style:family="table-column">
      <style:table-column-properties style:column-width="0.6895in"/>
    </style:style>
    <style:style style:name="TableColumn1658" style:family="table-column">
      <style:table-column-properties style:column-width="0.6888in"/>
    </style:style>
    <style:style style:name="Table1653" style:family="table">
      <style:table-properties style:width="4.9187in" fo:margin-left="0in" table:align="left"/>
    </style:style>
    <style:style style:name="TableRow1659" style:family="table-row">
      <style:table-row-properties/>
    </style:style>
    <style:style style:name="TableCell1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</style:style>
    <style:style style:name="TableCell1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68" style:family="table-row">
      <style:table-row-properties/>
    </style:style>
    <style:style style:name="P1669" style:parent-style-name="Normal" style:family="paragraph">
      <style:paragraph-properties fo:margin-bottom="0in" fo:line-height="100%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margin-bottom="0in" fo:line-height="100%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margin-bottom="0in" fo:line-height="100%"/>
    </style:style>
    <style:style style:name="P1674" style:parent-style-name="Normal" style:family="paragraph">
      <style:paragraph-properties fo:margin-bottom="0in" fo:line-height="100%"/>
    </style:style>
    <style:style style:name="P1675" style:parent-style-name="Normal" style:family="paragraph">
      <style:paragraph-properties fo:margin-bottom="0in" fo:line-height="100%"/>
    </style:style>
    <style:style style:name="TableRow1676" style:family="table-row">
      <style:table-row-properties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text-align="center"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text-align="center" fo:margin-bottom="0in" fo:line-height="100%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text-align="center" fo:margin-bottom="0in" fo:line-height="100%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87" style:family="table-row">
      <style:table-row-properties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margin-bottom="0in" fo:line-height="100%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text-align="center" fo:margin-bottom="0in" fo:line-height="100%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center" fo:margin-bottom="0in" fo:line-height="100%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P1698" style:parent-style-name="Normal" style:family="paragraph">
      <style:text-properties fo:font-weight="bold" style:font-weight-asian="bold"/>
    </style:style>
    <style:style style:name="T1699" style:parent-style-name="Tipodeletrapredefinidodoparágrafo" style:family="text">
      <style:text-properties fo:font-weight="bold" style:font-weight-asian="bold"/>
    </style:style>
    <style:style style:name="T1700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0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0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703" style:parent-style-name="Normal" style:family="paragraph">
      <style:text-properties fo:font-weight="bold" style:font-weight-asian="bold"/>
    </style:style>
    <style:style style:name="T1704" style:parent-style-name="Tipodeletrapredefinidodoparágrafo" style:family="text">
      <style:text-properties fo:font-weight="bold" style:font-weight-asian="bold"/>
    </style:style>
    <style:style style:name="T1705" style:parent-style-name="Tipodeletrapredefinidodoparágrafo" style:family="text">
      <style:text-properties fo:font-weight="bold" style:font-weight-asian="bold"/>
    </style:style>
    <style:style style:name="T1706" style:parent-style-name="Tipodeletrapredefinidodoparágrafo" style:family="text">
      <style:text-properties fo:font-weight="bold" style:font-weight-asian="bold"/>
    </style:style>
    <style:style style:name="T1707" style:parent-style-name="Tipodeletrapredefinidodoparágrafo" style:family="text">
      <style:text-properties fo:font-weight="bold" style:font-weight-asian="bold"/>
    </style:style>
    <style:style style:name="T1708" style:parent-style-name="Tipodeletrapredefinidodoparágrafo" style:family="text">
      <style:text-properties fo:font-weight="bold" style:font-weight-asian="bold" fo:color="#70AD47"/>
    </style:style>
    <style:style style:name="T1709" style:parent-style-name="Tipodeletrapredefinidodoparágrafo" style:family="text">
      <style:text-properties fo:font-weight="bold" style:font-weight-asian="bold"/>
    </style:style>
    <style:style style:name="T1710" style:parent-style-name="Tipodeletrapredefinidodoparágrafo" style:family="text">
      <style:text-properties fo:font-weight="bold" style:font-weight-asian="bold" fo:color="#70AD47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p text:style-name="Normal"><text:span text:style-name="T3">Regras de preenchimento:</text:span><text:s/>Para cada linha da caixa, preencher com o caracter “#” na célula respetiva:<text:s/></text:p>
      <text:list text:style-name="LFO2" text:continue-numbering="true">
        <text:list-item>
          <text:p text:style-name="P4">Se a condição em teste for satisfeita preencher “#” na caixa “Sim”, caso contrário, preencher “#” na caixa “Não”.</text:p>
        </text:list-item>
        <text:list-item>
          <text:p text:style-name="P5">Se a condição passar o teste preencher “#” na caixa “Passou”, caso contrário, preencher “#” na caixa “Falhou”.</text:p>
        </text:list-item>
      </text:list>
      <text:p text:style-name="Normal"/>
      <text:h text:style-name="Título3" text:outline-level="3">CATARINA PROENÇA:</text:h>
      <text:h text:style-name="Título3" text:outline-level="3"/>
      <text:h text:style-name="Título3" text:outline-level="3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2">
            <text:p text:style-name="P14"><text:span text:style-name="T15">Caixa de preenchimento de texto – “Username e Password”</text:span></text:p>
          </table:table-cell>
          <table:table-cell table:style-name="TableCell16" table:number-columns-spanned="2">
            <text:p text:style-name="P17">Aceita?</text:p>
          </table:table-cell>
          <table:covered-table-cell/>
          <table:table-cell table:style-name="TableCell18" table:number-rows-spanned="2">
            <text:p text:style-name="P19"><text:span text:style-name="T20">Passou</text:span></text:p>
          </table:table-cell>
          <table:table-cell table:style-name="TableCell21" table:number-rows-spanned="2">
            <text:p text:style-name="P22"><text:span text:style-name="T23">Falhou</text:span></text:p>
          </table:table-cell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>Sim</text:p>
          </table:table-cell>
          <table:table-cell table:style-name="TableCell28">
            <text:p text:style-name="P29">Não</text:p>
          </table:table-cell>
          <table:covered-table-cell>
            <text:p text:style-name="P30"/>
          </table:covered-table-cell>
          <table:covered-table-cell>
            <text:p text:style-name="P31"/>
          </table:covered-table-cell>
        </table:table-row>
        <table:table-row table:style-name="TableRow32">
          <table:table-cell table:style-name="TableCell33">
            <text:p text:style-name="P34">Caixa “Username” aceita não preenchimento?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É mostrado um aviso se a caixa “Username” não for preenchida?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Caixa “Password” aceita não preenchimento?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É mostrado um aviso se a caixa “Password” não for preenchida?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Aceita nome utilizador correto e password correta?</text:p>
          </table:table-cell>
          <table:table-cell table:style-name="TableCell80">
            <text:p text:style-name="P81">#</text:p>
          </table:table-cell>
          <table:table-cell table:style-name="TableCell82">
            <text:p text:style-name="P83"/>
          </table:table-cell>
          <table:table-cell table:style-name="TableCell84">
            <text:p text:style-name="P85">#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ceita nome utilizador incorreto e password incorreta?</text:p>
          </table:table-cell>
          <table:table-cell table:style-name="TableCell91">
            <text:p text:style-name="P92"/>
          </table:table-cell>
          <table:table-cell table:style-name="TableCell93">
            <text:p text:style-name="P94">#</text:p>
          </table:table-cell>
          <table:table-cell table:style-name="TableCell95">
            <text:p text:style-name="P96">#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Aceita nome utilizador incorreto e password correta?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#</text:p>
          </table:table-cell>
          <table:table-cell table:style-name="TableCell106">
            <text:p text:style-name="P107">#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ceita nome utilizador correto e password incorreta?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#</text:p>
          </table:table-cell>
          <table:table-cell table:style-name="TableCell117">
            <text:p text:style-name="P118">#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ceita login de utilizadores não registados?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rows-spanned="2">
            <text:p text:style-name="P140">Links</text:p>
          </table:table-cell>
          <table:table-cell table:style-name="TableCell141" table:number-columns-spanned="2">
            <text:p text:style-name="P142">A funcionar?</text:p>
          </table:table-cell>
          <table:covered-table-cell/>
          <table:table-cell table:style-name="TableCell143" table:number-rows-spanned="2">
            <text:p text:style-name="P144">Passou</text:p>
          </table:table-cell>
          <table:table-cell table:style-name="TableCell145" table:number-rows-spanned="2">
            <text:p text:style-name="P146">Falhou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Sim</text:p>
          </table:table-cell>
          <table:table-cell table:style-name="TableCell151">
            <text:p text:style-name="P152">Não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list text:style-name="LFO1" text:continue-numbering="true">
              <text:list-item>
                <text:list>
                  <text:list-item>
                    <text:p text:style-name="P157">“Login”</text:p>
                  </text:list-item>
                </text:list>
              </text:list-item>
            </text:list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“Create account”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h text:style-name="P177" text:outline-level="3">Página Registo</text:h>
      <text:p text:style-name="Normal"><text:span text:style-name="T179">Regras de preenchimento:</text:span><text:s/>Para cada linha da caixa, preencher com o caracter “#” na célula respetiva:<text:s/></text:p>
      <text:list text:style-name="LFO2" text:continue-numbering="true">
        <text:list-item>
          <text:p text:style-name="P180">Se a condição em teste for satisfeita preencher “#” na caixa “Sim”, caso contrário, preencher “#” na caixa “Não”.</text:p>
        </text:list-item>
        <text:list-item>
          <text:p text:style-name="P181">Se a condição passar o teste preencher “#” na caixa “Passou”, caso contrário, preencher “#” na caixa “Falhou”.</text:p>
        </text:list-item>
      </text:list>
      <text:p text:style-name="Normal"/>
      <text:p text:style-name="P182">CATARINA MOREIRA:</text:p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2" table:number-rows-spanned="2">
            <text:p text:style-name="P194">Caixa de preenchimento de texto – “Username”</text:p>
          </table:table-cell>
          <table:covered-table-cell/>
          <table:table-cell table:style-name="TableCell195" table:number-columns-spanned="2">
            <text:p text:style-name="P196">Aceita?</text:p>
          </table:table-cell>
          <table:covered-table-cell/>
          <table:table-cell table:style-name="TableCell197" table:number-rows-spanned="2">
            <text:p text:style-name="P198"><text:span text:style-name="T199">Passou</text:span></text:p>
          </table:table-cell>
          <table:table-cell table:style-name="TableCell200" table:number-rows-spanned="2">
            <text:p text:style-name="P201"><text:span text:style-name="T202">Falhou</text:span></text:p>
          </table:table-cell>
        </table:table-row>
        <table:table-row table:style-name="TableRow203">
          <table:covered-table-cell>
            <text:p text:style-name="P204"/>
          </table:covered-table-cell>
          <table:covered-table-cell/>
          <table:table-cell table:style-name="TableCell205">
            <text:p text:style-name="P206">Sim</text:p>
          </table:table-cell>
          <table:table-cell table:style-name="TableCell207">
            <text:p text:style-name="P208">Não</text:p>
          </table:table-cell>
          <table:covered-table-cell>
            <text:p text:style-name="P209"/>
          </table:covered-table-cell>
          <table:covered-table-cell>
            <text:p text:style-name="P210"/>
          </table:covered-table-cell>
        </table:table-row>
        <table:table-row table:style-name="TableRow211">
          <table:table-cell table:style-name="TableCell212" table:number-columns-spanned="2">
            <text:p text:style-name="P213"><text:span text:style-name="T214">Aceita não preenchimento?</text:span></text:p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columns-spanned="2">
            <text:p text:style-name="P225"><text:span text:style-name="T226">É mostrado um aviso se</text:span><text:span text:style-name="T227"><text:s/>a caixa não for preenchida?</text:span></text:p>
          </table:table-cell>
          <table:covered-table-cell/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 table:number-columns-spanned="2">
            <text:p text:style-name="P238"><text:span text:style-name="T239">Aceita preenchimento só com números?</text:span></text:p>
          </table:table-cell>
          <table:covered-table-cell/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 table:number-columns-spanned="2">
            <text:p text:style-name="P250"><text:span text:style-name="T251">Aceita preenchimento só com letras?</text:span></text:p>
          </table:table-cell>
          <table:covered-table-cell/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 table:number-columns-spanned="2">
            <text:p text:style-name="P262"><text:span text:style-name="T263">Aceita preenchimento com letras e números?</text:span></text:p>
          </table:table-cell>
          <table:covered-table-cell/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 table:number-rows-spanned="22">
            <text:list text:style-name="LFO1" text:continue-numbering="true">
              <text:list-item>
                <text:list>
                  <text:list-item>
                    <text:p text:style-name="P274">Aceita caracteres especiais?</text:p>
                  </text:list-item>
                </text:list>
              </text:list-item>
            </text:list>
          </table:table-cell>
          <table:table-cell table:style-name="TableCell275">
            <text:p text:style-name="P276">@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covered-table-cell>
            <text:list text:style-name="LFO1" text:continue-numbering="true">
              <text:list-item>
                <text:list>
                  <text:list-item>
                    <text:p text:style-name="P286"/>
                  </text:list-item>
                </text:list>
              </text:list-item>
            </text:list>
          </table:covered-table-cell>
          <table:table-cell table:style-name="TableCell287">
            <text:p text:style-name="P288">#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covered-table-cell>
            <text:list text:style-name="LFO1" text:continue-numbering="true">
              <text:list-item>
                <text:list>
                  <text:list-item>
                    <text:p text:style-name="P298"/>
                  </text:list-item>
                </text:list>
              </text:list-item>
            </text:list>
          </table:covered-table-cell>
          <table:table-cell table:style-name="TableCell299">
            <text:p text:style-name="P300">$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covered-table-cell>
            <text:list text:style-name="LFO1" text:continue-numbering="true">
              <text:list-item>
                <text:list>
                  <text:list-item>
                    <text:p text:style-name="P310"/>
                  </text:list-item>
                </text:list>
              </text:list-item>
            </text:list>
          </table:covered-table-cell>
          <table:table-cell table:style-name="TableCell311">
            <text:p text:style-name="P312">%</text:p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list text:style-name="LFO1" text:continue-numbering="true">
              <text:list-item>
                <text:list>
                  <text:list-item>
                    <text:p text:style-name="P322"/>
                  </text:list-item>
                </text:list>
              </text:list-item>
            </text:list>
          </table:covered-table-cell>
          <table:table-cell table:style-name="TableCell323">
            <text:p text:style-name="P324">&amp;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covered-table-cell>
            <text:list text:style-name="LFO1" text:continue-numbering="true">
              <text:list-item>
                <text:list>
                  <text:list-item>
                    <text:p text:style-name="P334"/>
                  </text:list-item>
                </text:list>
              </text:list-item>
            </text:list>
          </table:covered-table-cell>
          <table:table-cell table:style-name="TableCell335">
            <text:p text:style-name="P336">/ ou \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covered-table-cell>
            <text:list text:style-name="LFO1" text:continue-numbering="true">
              <text:list-item>
                <text:list>
                  <text:list-item>
                    <text:p text:style-name="P346"/>
                  </text:list-item>
                </text:list>
              </text:list-item>
            </text:list>
          </table:covered-table-cell>
          <table:table-cell table:style-name="TableCell347">
            <text:p text:style-name="P348">( ou )</text:p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covered-table-cell>
            <text:list text:style-name="LFO1" text:continue-numbering="true">
              <text:list-item>
                <text:list>
                  <text:list-item>
                    <text:p text:style-name="P358"/>
                  </text:list-item>
                </text:list>
              </text:list-item>
            </text:list>
          </table:covered-table-cell>
          <table:table-cell table:style-name="TableCell359">
            <text:p text:style-name="P360">{ ou }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covered-table-cell>
            <text:p text:style-name="P370"/>
          </table:covered-table-cell>
          <table:table-cell table:style-name="TableCell371">
            <text:p text:style-name="P372">[ ou ]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§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£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covered-table-cell>
            <text:p text:style-name="P406"/>
          </table:covered-table-cell>
          <table:table-cell table:style-name="TableCell407">
            <text:p text:style-name="P408">“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covered-table-cell>
            <text:p text:style-name="P418"/>
          </table:covered-table-cell>
          <table:table-cell table:style-name="TableCell419">
            <text:p text:style-name="P420">!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P432">|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covered-table-cell>
            <text:p text:style-name="P442"/>
          </table:covered-table-cell>
          <table:table-cell table:style-name="TableCell443">
            <text:p text:style-name="P444">?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covered-table-cell>
            <text:p text:style-name="P454"/>
          </table:covered-table-cell>
          <table:table-cell table:style-name="TableCell455">
            <text:p text:style-name="P456">&lt; ou &gt;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covered-table-cell>
            <text:p text:style-name="P466"/>
          </table:covered-table-cell>
          <table:table-cell table:style-name="TableCell467">
            <text:p text:style-name="P468">*<text:s/>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covered-table-cell>
            <text:p text:style-name="P478"/>
          </table:covered-table-cell>
          <table:table-cell table:style-name="TableCell479">
            <text:p text:style-name="P480">+ ou -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covered-table-cell>
            <text:p text:style-name="P490"/>
          </table:covered-table-cell>
          <table:table-cell table:style-name="TableCell491">
            <text:p text:style-name="P492">ª ou º</text:p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« ou »</text:p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^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~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7">RITA GARRIDO:</text:p>
      <text:p text:style-name="P538"/>
      <table:table table:style-name="Table539">
        <table:table-columns>
          <table:table-column table:style-name="TableColumn540"/>
          <table:table-column table:style-name="TableColumn541"/>
          <table:table-column table:style-name="TableColumn542"/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 table:number-columns-spanned="2" table:number-rows-spanned="2">
            <text:p text:style-name="P548">Caixa de preenchimento de texto – “FirstName”</text:p>
          </table:table-cell>
          <table:covered-table-cell/>
          <table:table-cell table:style-name="TableCell549" table:number-columns-spanned="2">
            <text:p text:style-name="P550">Aceita?</text:p>
          </table:table-cell>
          <table:covered-table-cell/>
          <table:table-cell table:style-name="TableCell551" table:number-rows-spanned="2">
            <text:p text:style-name="P552"><text:span text:style-name="T553">Passou</text:span></text:p>
          </table:table-cell>
          <table:table-cell table:style-name="TableCell554" table:number-rows-spanned="2">
            <text:p text:style-name="P555"><text:span text:style-name="T556">Falhou</text:span></text:p>
          </table:table-cell>
        </table:table-row>
        <table:table-row table:style-name="TableRow557">
          <table:covered-table-cell>
            <text:p text:style-name="P558"/>
          </table:covered-table-cell>
          <table:covered-table-cell/>
          <table:table-cell table:style-name="TableCell559">
            <text:p text:style-name="P560">Sim</text:p>
          </table:table-cell>
          <table:table-cell table:style-name="TableCell561">
            <text:p text:style-name="P562">Não</text:p>
          </table:table-cell>
          <table:covered-table-cell>
            <text:p text:style-name="P563"/>
          </table:covered-table-cell>
          <table:covered-table-cell>
            <text:p text:style-name="P564"/>
          </table:covered-table-cell>
        </table:table-row>
        <table:table-row table:style-name="TableRow565">
          <table:table-cell table:style-name="TableCell566" table:number-columns-spanned="2">
            <text:p text:style-name="P567"><text:span text:style-name="T568">Aceita não preenchimento?</text:span></text:p>
          </table:table-cell>
          <table:covered-table-cell/>
          <table:table-cell table:style-name="TableCell569">
            <text:p text:style-name="P570">#</text:p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>#</text:p>
          </table:table-cell>
        </table:table-row>
        <table:table-row table:style-name="TableRow577">
          <table:table-cell table:style-name="TableCell578" table:number-columns-spanned="2">
            <text:p text:style-name="P579"><text:span text:style-name="T580">É mostrado um aviso se a caixa não for preenchida?</text:span></text:p>
          </table:table-cell>
          <table:covered-table-cell/>
          <table:table-cell table:style-name="TableCell581">
            <text:p text:style-name="P582"/>
          </table:table-cell>
          <table:table-cell table:style-name="TableCell583">
            <text:p text:style-name="P584">#</text:p>
          </table:table-cell>
          <table:table-cell table:style-name="TableCell585">
            <text:p text:style-name="P586"/>
          </table:table-cell>
          <table:table-cell table:style-name="TableCell587">
            <text:p text:style-name="P588">#</text:p>
          </table:table-cell>
        </table:table-row>
        <table:table-row table:style-name="TableRow589">
          <table:table-cell table:style-name="TableCell590" table:number-columns-spanned="2">
            <text:p text:style-name="P591">Aceita preenchimento só com números?</text:p>
          </table:table-cell>
          <table:covered-table-cell/>
          <table:table-cell table:style-name="TableCell592">
            <text:p text:style-name="P593">#</text:p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>#</text:p>
          </table:table-cell>
        </table:table-row>
        <table:table-row table:style-name="TableRow600">
          <table:table-cell table:style-name="TableCell601" table:number-columns-spanned="2">
            <text:p text:style-name="P602"><text:span text:style-name="T603">Aceita preenchimento só com letras?</text:span></text:p>
          </table:table-cell>
          <table:covered-table-cell/>
          <table:table-cell table:style-name="TableCell604">
            <text:p text:style-name="P605">#</text:p>
          </table:table-cell>
          <table:table-cell table:style-name="TableCell606">
            <text:p text:style-name="P607"/>
          </table:table-cell>
          <table:table-cell table:style-name="TableCell608">
            <text:p text:style-name="P609">#</text:p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 table:number-columns-spanned="2">
            <text:p text:style-name="P614"><text:span text:style-name="T615">Aceita preenchimento com letras e números?</text:span></text:p>
          </table:table-cell>
          <table:covered-table-cell/>
          <table:table-cell table:style-name="TableCell616">
            <text:p text:style-name="P617">#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>#</text:p>
          </table:table-cell>
        </table:table-row>
        <table:table-row table:style-name="TableRow624">
          <table:table-cell table:style-name="TableCell625" table:number-columns-spanned="2">
            <text:p text:style-name="P626">Aceita mais do que um nome?</text:p>
          </table:table-cell>
          <table:covered-table-cell/>
          <table:table-cell table:style-name="TableCell627">
            <text:p text:style-name="P628">#</text:p>
          </table:table-cell>
          <table:table-cell table:style-name="TableCell629">
            <text:p text:style-name="P630"/>
          </table:table-cell>
          <table:table-cell table:style-name="TableCell631">
            <text:p text:style-name="P632">#</text:p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 table:number-rows-spanned="22">
            <text:list text:style-name="LFO1" text:continue-numbering="true">
              <text:list-item>
                <text:list>
                  <text:list-item>
                    <text:p text:style-name="P637">Aceita caracteres especiais?</text:p>
                  </text:list-item>
                </text:list>
              </text:list-item>
            </text:list>
          </table:table-cell>
          <table:table-cell table:style-name="TableCell638">
            <text:p text:style-name="P639">@</text:p>
          </table:table-cell>
          <table:table-cell table:style-name="TableCell640">
            <text:p text:style-name="P641">#</text:p>
          </table:table-cell>
          <table:table-cell table:style-name="TableCell642">
            <text:p text:style-name="P643"/>
          </table:table-cell>
          <table:table-cell table:style-name="TableCell644">
            <text:p text:style-name="P645">#</text:p>
          </table:table-cell>
          <table:table-cell table:style-name="TableCell646">
            <text:p text:style-name="P647"/>
          </table:table-cell>
        </table:table-row>
        <table:table-row table:style-name="TableRow648">
          <table:covered-table-cell>
            <text:list text:style-name="LFO1" text:continue-numbering="true">
              <text:list-item>
                <text:list>
                  <text:list-item>
                    <text:p text:style-name="P649"/>
                  </text:list-item>
                </text:list>
              </text:list-item>
            </text:list>
          </table:covered-table-cell>
          <table:table-cell table:style-name="TableCell650">
            <text:p text:style-name="P651">#</text:p>
          </table:table-cell>
          <table:table-cell table:style-name="TableCell652">
            <text:p text:style-name="P653">#</text:p>
          </table:table-cell>
          <table:table-cell table:style-name="TableCell654">
            <text:p text:style-name="P655"/>
          </table:table-cell>
          <table:table-cell table:style-name="TableCell656">
            <text:p text:style-name="P657">#</text:p>
          </table:table-cell>
          <table:table-cell table:style-name="TableCell658">
            <text:p text:style-name="P659"/>
          </table:table-cell>
        </table:table-row>
        <table:table-row table:style-name="TableRow660">
          <table:covered-table-cell>
            <text:list text:style-name="LFO1" text:continue-numbering="true">
              <text:list-item>
                <text:list>
                  <text:list-item>
                    <text:p text:style-name="P661"/>
                  </text:list-item>
                </text:list>
              </text:list-item>
            </text:list>
          </table:covered-table-cell>
          <table:table-cell table:style-name="TableCell662">
            <text:p text:style-name="P663">$</text:p>
          </table:table-cell>
          <table:table-cell table:style-name="TableCell664">
            <text:p text:style-name="P665">#</text:p>
          </table:table-cell>
          <table:table-cell table:style-name="TableCell666">
            <text:p text:style-name="P667"/>
          </table:table-cell>
          <table:table-cell table:style-name="TableCell668">
            <text:p text:style-name="P669">#</text:p>
          </table:table-cell>
          <table:table-cell table:style-name="TableCell670">
            <text:p text:style-name="P671"/>
          </table:table-cell>
        </table:table-row>
        <table:table-row table:style-name="TableRow672">
          <table:covered-table-cell>
            <text:list text:style-name="LFO1" text:continue-numbering="true">
              <text:list-item>
                <text:list>
                  <text:list-item>
                    <text:p text:style-name="P673"/>
                  </text:list-item>
                </text:list>
              </text:list-item>
            </text:list>
          </table:covered-table-cell>
          <table:table-cell table:style-name="TableCell674">
            <text:p text:style-name="P675">%</text:p>
          </table:table-cell>
          <table:table-cell table:style-name="TableCell676">
            <text:p text:style-name="P677">#</text:p>
          </table:table-cell>
          <table:table-cell table:style-name="TableCell678">
            <text:p text:style-name="P679"/>
          </table:table-cell>
          <table:table-cell table:style-name="TableCell680">
            <text:p text:style-name="P681">#</text:p>
          </table:table-cell>
          <table:table-cell table:style-name="TableCell682">
            <text:p text:style-name="P683"/>
          </table:table-cell>
        </table:table-row>
        <table:table-row table:style-name="TableRow684">
          <table:covered-table-cell>
            <text:list text:style-name="LFO1" text:continue-numbering="true">
              <text:list-item>
                <text:list>
                  <text:list-item>
                    <text:p text:style-name="P685"/>
                  </text:list-item>
                </text:list>
              </text:list-item>
            </text:list>
          </table:covered-table-cell>
          <table:table-cell table:style-name="TableCell686">
            <text:p text:style-name="P687">&amp;</text:p>
          </table:table-cell>
          <table:table-cell table:style-name="TableCell688">
            <text:p text:style-name="P689">#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#</text:p>
          </table:table-cell>
          <table:table-cell table:style-name="TableCell694">
            <text:p text:style-name="P695"/>
          </table:table-cell>
        </table:table-row>
        <table:table-row table:style-name="TableRow696">
          <table:covered-table-cell>
            <text:list text:style-name="LFO1" text:continue-numbering="true">
              <text:list-item>
                <text:list>
                  <text:list-item>
                    <text:p text:style-name="P697"/>
                  </text:list-item>
                </text:list>
              </text:list-item>
            </text:list>
          </table:covered-table-cell>
          <table:table-cell table:style-name="TableCell698">
            <text:p text:style-name="P699">/ ou \</text:p>
          </table:table-cell>
          <table:table-cell table:style-name="TableCell700">
            <text:p text:style-name="P701">#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#</text:p>
          </table:table-cell>
          <table:table-cell table:style-name="TableCell706">
            <text:p text:style-name="P707"/>
          </table:table-cell>
        </table:table-row>
        <table:table-row table:style-name="TableRow708">
          <table:covered-table-cell>
            <text:list text:style-name="LFO1" text:continue-numbering="true">
              <text:list-item>
                <text:list>
                  <text:list-item>
                    <text:p text:style-name="P709"/>
                  </text:list-item>
                </text:list>
              </text:list-item>
            </text:list>
          </table:covered-table-cell>
          <table:table-cell table:style-name="TableCell710">
            <text:p text:style-name="P711">( ou )</text:p>
          </table:table-cell>
          <table:table-cell table:style-name="TableCell712">
            <text:p text:style-name="P713">#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#</text:p>
          </table:table-cell>
          <table:table-cell table:style-name="TableCell718">
            <text:p text:style-name="P719"/>
          </table:table-cell>
        </table:table-row>
        <table:table-row table:style-name="TableRow720">
          <table:covered-table-cell>
            <text:list text:style-name="LFO1" text:continue-numbering="true">
              <text:list-item>
                <text:list>
                  <text:list-item>
                    <text:p text:style-name="P721"/>
                  </text:list-item>
                </text:list>
              </text:list-item>
            </text:list>
          </table:covered-table-cell>
          <table:table-cell table:style-name="TableCell722">
            <text:p text:style-name="P723">{ ou }</text:p>
          </table:table-cell>
          <table:table-cell table:style-name="TableCell724">
            <text:p text:style-name="P725">#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#</text:p>
          </table:table-cell>
          <table:table-cell table:style-name="TableCell730">
            <text:p text:style-name="P731"/>
          </table:table-cell>
        </table:table-row>
        <table:table-row table:style-name="TableRow732">
          <table:covered-table-cell>
            <text:p text:style-name="P733"/>
          </table:covered-table-cell>
          <table:table-cell table:style-name="TableCell734">
            <text:p text:style-name="P735">[ ou ]</text:p>
          </table:table-cell>
          <table:table-cell table:style-name="TableCell736">
            <text:p text:style-name="P737">#</text:p>
          </table:table-cell>
          <table:table-cell table:style-name="TableCell738">
            <text:p text:style-name="P739"/>
          </table:table-cell>
          <table:table-cell table:style-name="TableCell740">
            <text:p text:style-name="P741">#</text:p>
          </table:table-cell>
          <table:table-cell table:style-name="TableCell742">
            <text:p text:style-name="P743"/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§</text:p>
          </table:table-cell>
          <table:table-cell table:style-name="TableCell748">
            <text:p text:style-name="P749">#</text:p>
          </table:table-cell>
          <table:table-cell table:style-name="TableCell750">
            <text:p text:style-name="P751"/>
          </table:table-cell>
          <table:table-cell table:style-name="TableCell752">
            <text:p text:style-name="P753">#</text:p>
          </table:table-cell>
          <table:table-cell table:style-name="TableCell754">
            <text:p text:style-name="P755"/>
          </table: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£</text:p>
          </table:table-cell>
          <table:table-cell table:style-name="TableCell760">
            <text:p text:style-name="P761">#</text:p>
          </table:table-cell>
          <table:table-cell table:style-name="TableCell762">
            <text:p text:style-name="P763"/>
          </table:table-cell>
          <table:table-cell table:style-name="TableCell764">
            <text:p text:style-name="P765">#</text:p>
          </table:table-cell>
          <table:table-cell table:style-name="TableCell766">
            <text:p text:style-name="P767"/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“</text:p>
          </table:table-cell>
          <table:table-cell table:style-name="TableCell772">
            <text:p text:style-name="P773">#</text:p>
          </table:table-cell>
          <table:table-cell table:style-name="TableCell774">
            <text:p text:style-name="P775"/>
          </table:table-cell>
          <table:table-cell table:style-name="TableCell776">
            <text:p text:style-name="P777">#</text:p>
          </table:table-cell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!</text:p>
          </table:table-cell>
          <table:table-cell table:style-name="TableCell784">
            <text:p text:style-name="P785">#</text:p>
          </table:table-cell>
          <table:table-cell table:style-name="TableCell786">
            <text:p text:style-name="P787"/>
          </table:table-cell>
          <table:table-cell table:style-name="TableCell788">
            <text:p text:style-name="P789">#</text:p>
          </table:table-cell>
          <table:table-cell table:style-name="TableCell790">
            <text:p text:style-name="P791"/>
          </table:table-cell>
        </table:table-row>
        <table:table-row table:style-name="TableRow792">
          <table:covered-table-cell>
            <text:p text:style-name="P793"/>
          </table:covered-table-cell>
          <table:table-cell table:style-name="TableCell794">
            <text:p text:style-name="P795">|</text:p>
          </table:table-cell>
          <table:table-cell table:style-name="TableCell796">
            <text:p text:style-name="P797">#</text:p>
          </table:table-cell>
          <table:table-cell table:style-name="TableCell798">
            <text:p text:style-name="P799"/>
          </table:table-cell>
          <table:table-cell table:style-name="TableCell800">
            <text:p text:style-name="P801">#</text:p>
          </table:table-cell>
          <table:table-cell table:style-name="TableCell802">
            <text:p text:style-name="P803"/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?</text:p>
          </table:table-cell>
          <table:table-cell table:style-name="TableCell808">
            <text:p text:style-name="P809">#</text:p>
          </table:table-cell>
          <table:table-cell table:style-name="TableCell810">
            <text:p text:style-name="P811"/>
          </table:table-cell>
          <table:table-cell table:style-name="TableCell812">
            <text:p text:style-name="P813">#</text:p>
          </table:table-cell>
          <table:table-cell table:style-name="TableCell814">
            <text:p text:style-name="P815"/>
          </table:table-cell>
        </table:table-row>
        <table:table-row table:style-name="TableRow816">
          <table:covered-table-cell>
            <text:p text:style-name="P817"/>
          </table:covered-table-cell>
          <table:table-cell table:style-name="TableCell818">
            <text:p text:style-name="P819">&lt; ou &gt;</text:p>
          </table:table-cell>
          <table:table-cell table:style-name="TableCell820">
            <text:p text:style-name="P821">#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#</text:p>
          </table:table-cell>
          <table:table-cell table:style-name="TableCell826">
            <text:p text:style-name="P827"/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*<text:s/></text:p>
          </table:table-cell>
          <table:table-cell table:style-name="TableCell832">
            <text:p text:style-name="P833">#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#</text:p>
          </table:table-cell>
          <table:table-cell table:style-name="TableCell838">
            <text:p text:style-name="P839"/>
          </table:table-cell>
        </table:table-row>
        <table:table-row table:style-name="TableRow840">
          <table:covered-table-cell>
            <text:p text:style-name="P841"/>
          </table:covered-table-cell>
          <table:table-cell table:style-name="TableCell842">
            <text:p text:style-name="P843">+ ou -</text:p>
          </table:table-cell>
          <table:table-cell table:style-name="TableCell844">
            <text:p text:style-name="P845">#</text:p>
          </table:table-cell>
          <table:table-cell table:style-name="TableCell846">
            <text:p text:style-name="P847"/>
          </table:table-cell>
          <table:table-cell table:style-name="TableCell848">
            <text:p text:style-name="P849">#</text:p>
          </table:table-cell>
          <table:table-cell table:style-name="TableCell850">
            <text:p text:style-name="P851"/>
          </table:table-cell>
        </table:table-row>
        <table:table-row table:style-name="TableRow852">
          <table:covered-table-cell>
            <text:p text:style-name="P853"/>
          </table:covered-table-cell>
          <table:table-cell table:style-name="TableCell854">
            <text:p text:style-name="P855">ª ou º</text:p>
          </table:table-cell>
          <table:table-cell table:style-name="TableCell856">
            <text:p text:style-name="P857">#</text:p>
          </table:table-cell>
          <table:table-cell table:style-name="TableCell858">
            <text:p text:style-name="P859"/>
          </table:table-cell>
          <table:table-cell table:style-name="TableCell860">
            <text:p text:style-name="P861">#</text:p>
          </table:table-cell>
          <table:table-cell table:style-name="TableCell862">
            <text:p text:style-name="P863"/>
          </table:table-cell>
        </table:table-row>
        <table:table-row table:style-name="TableRow864">
          <table:covered-table-cell>
            <text:p text:style-name="P865"/>
          </table:covered-table-cell>
          <table:table-cell table:style-name="TableCell866">
            <text:p text:style-name="P867">« ou »</text:p>
          </table:table-cell>
          <table:table-cell table:style-name="TableCell868">
            <text:p text:style-name="P869">#</text:p>
          </table:table-cell>
          <table:table-cell table:style-name="TableCell870">
            <text:p text:style-name="P871"/>
          </table:table-cell>
          <table:table-cell table:style-name="TableCell872">
            <text:p text:style-name="P873">#</text:p>
          </table:table-cell>
          <table:table-cell table:style-name="TableCell874">
            <text:p text:style-name="P875"/>
          </table: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^</text:p>
          </table:table-cell>
          <table:table-cell table:style-name="TableCell880">
            <text:p text:style-name="P881">#</text:p>
          </table:table-cell>
          <table:table-cell table:style-name="TableCell882">
            <text:p text:style-name="P883"/>
          </table:table-cell>
          <table:table-cell table:style-name="TableCell884">
            <text:p text:style-name="P885">#</text:p>
          </table:table-cell>
          <table:table-cell table:style-name="TableCell886">
            <text:p text:style-name="P887"/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~</text:p>
          </table:table-cell>
          <table:table-cell table:style-name="TableCell892">
            <text:p text:style-name="P893">#</text:p>
          </table:table-cell>
          <table:table-cell table:style-name="TableCell894">
            <text:p text:style-name="P895"/>
          </table:table-cell>
          <table:table-cell table:style-name="TableCell896">
            <text:p text:style-name="P897">#</text:p>
          </table:table-cell>
          <table:table-cell table:style-name="TableCell898">
            <text:p text:style-name="P89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00">
        <table:table-columns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 table:number-columns-spanned="2" table:number-rows-spanned="2">
            <text:p text:style-name="P909">Caixa de preenchimento de<text:s/>texto – “LastName”</text:p>
          </table:table-cell>
          <table:covered-table-cell/>
          <table:table-cell table:style-name="TableCell910" table:number-columns-spanned="2">
            <text:p text:style-name="P911">Aceita?</text:p>
          </table:table-cell>
          <table:covered-table-cell/>
          <table:table-cell table:style-name="TableCell912" table:number-rows-spanned="2">
            <text:p text:style-name="P913"><text:span text:style-name="T914">Passou</text:span></text:p>
          </table:table-cell>
          <table:table-cell table:style-name="TableCell915" table:number-rows-spanned="2">
            <text:p text:style-name="P916"><text:span text:style-name="T917">Falhou</text:span></text:p>
          </table:table-cell>
        </table:table-row>
        <table:table-row table:style-name="TableRow918">
          <table:covered-table-cell>
            <text:p text:style-name="P919"/>
          </table:covered-table-cell>
          <table:covered-table-cell/>
          <table:table-cell table:style-name="TableCell920">
            <text:p text:style-name="P921">Sim</text:p>
          </table:table-cell>
          <table:table-cell table:style-name="TableCell922">
            <text:p text:style-name="P923">Não</text:p>
          </table:table-cell>
          <table:covered-table-cell>
            <text:p text:style-name="P924"/>
          </table:covered-table-cell>
          <table:covered-table-cell>
            <text:p text:style-name="P925"/>
          </table:covered-table-cell>
        </table:table-row>
        <table:table-row table:style-name="TableRow926">
          <table:table-cell table:style-name="TableCell927" table:number-columns-spanned="2">
            <text:p text:style-name="P928"><text:span text:style-name="T929">Aceita não preenchimento?</text:span></text:p>
          </table:table-cell>
          <table:covered-table-cell/>
          <table:table-cell table:style-name="TableCell930">
            <text:p text:style-name="P931">#</text:p>
          </table:table-cell>
          <table:table-cell table:style-name="TableCell932">
            <text:p text:style-name="P933"/>
          </table:table-cell>
          <table:table-cell table:style-name="TableCell934">
            <text:p text:style-name="P935"/>
          </table:table-cell>
          <table:table-cell table:style-name="TableCell936">
            <text:p text:style-name="P937">#</text:p>
          </table:table-cell>
        </table:table-row>
        <table:table-row table:style-name="TableRow938">
          <table:table-cell table:style-name="TableCell939" table:number-columns-spanned="2">
            <text:p text:style-name="P940">É mostrado um aviso se a caixa não for preenchida?</text:p>
          </table:table-cell>
          <table:covered-table-cell/>
          <table:table-cell table:style-name="TableCell941">
            <text:p text:style-name="P942"/>
          </table:table-cell>
          <table:table-cell table:style-name="TableCell943">
            <text:p text:style-name="P944">#</text:p>
          </table:table-cell>
          <table:table-cell table:style-name="TableCell945">
            <text:p text:style-name="P946"/>
          </table:table-cell>
          <table:table-cell table:style-name="TableCell947">
            <text:p text:style-name="P948">#</text:p>
          </table:table-cell>
        </table:table-row>
        <table:table-row table:style-name="TableRow949">
          <table:table-cell table:style-name="TableCell950" table:number-columns-spanned="2">
            <text:p text:style-name="P951"><text:span text:style-name="T952">Aceita preenchimento só com números?</text:span></text:p>
          </table:table-cell>
          <table:covered-table-cell/>
          <table:table-cell table:style-name="TableCell953">
            <text:p text:style-name="P954">#</text:p>
          </table:table-cell>
          <table:table-cell table:style-name="TableCell955">
            <text:p text:style-name="P956"/>
          </table:table-cell>
          <table:table-cell table:style-name="TableCell957">
            <text:p text:style-name="P958"/>
          </table:table-cell>
          <table:table-cell table:style-name="TableCell959">
            <text:p text:style-name="P960">#</text:p>
          </table:table-cell>
        </table:table-row>
        <table:table-row table:style-name="TableRow961">
          <table:table-cell table:style-name="TableCell962" table:number-columns-spanned="2">
            <text:p text:style-name="P963"><text:span text:style-name="T964">Aceita preenchimento só com letras?</text:span></text:p>
          </table:table-cell>
          <table:covered-table-cell/>
          <table:table-cell table:style-name="TableCell965">
            <text:p text:style-name="P966">#</text:p>
          </table:table-cell>
          <table:table-cell table:style-name="TableCell967">
            <text:p text:style-name="P968"/>
          </table:table-cell>
          <table:table-cell table:style-name="TableCell969">
            <text:p text:style-name="P970">#</text:p>
          </table:table-cell>
          <table:table-cell table:style-name="TableCell971">
            <text:p text:style-name="P972"/>
          </table:table-cell>
        </table:table-row>
        <table:table-row table:style-name="TableRow973">
          <table:table-cell table:style-name="TableCell974" table:number-columns-spanned="2">
            <text:p text:style-name="P975"><text:span text:style-name="T976">Aceita preenchimento com letras e números?</text:span></text:p>
          </table:table-cell>
          <table:covered-table-cell/>
          <table:table-cell table:style-name="TableCell977">
            <text:p text:style-name="P978">#</text:p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>#</text:p>
          </table:table-cell>
        </table:table-row>
        <table:table-row table:style-name="TableRow985">
          <table:table-cell table:style-name="TableCell986" table:number-columns-spanned="2">
            <text:p text:style-name="P987">Aceita mais do que um nome?</text:p>
          </table:table-cell>
          <table:covered-table-cell/>
          <table:table-cell table:style-name="TableCell988">
            <text:p text:style-name="P989">#</text:p>
          </table:table-cell>
          <table:table-cell table:style-name="TableCell990">
            <text:p text:style-name="P991"/>
          </table:table-cell>
          <table:table-cell table:style-name="TableCell992">
            <text:p text:style-name="P993">#</text:p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 table:number-rows-spanned="22">
            <text:list text:style-name="LFO1" text:continue-numbering="true">
              <text:list-item>
                <text:list>
                  <text:list-item>
                    <text:p text:style-name="P998">Aceita caracteres especiais?</text:p>
                  </text:list-item>
                </text:list>
              </text:list-item>
            </text:list>
          </table:table-cell>
          <table:table-cell table:style-name="TableCell999">
            <text:p text:style-name="P1000">@</text:p>
          </table:table-cell>
          <table:table-cell table:style-name="TableCell1001">
            <text:p text:style-name="P1002">#</text:p>
          </table:table-cell>
          <table:table-cell table:style-name="TableCell1003">
            <text:p text:style-name="P1004"/>
          </table:table-cell>
          <table:table-cell table:style-name="TableCell1005">
            <text:p text:style-name="P1006">#</text:p>
          </table:table-cell>
          <table:table-cell table:style-name="TableCell1007">
            <text:p text:style-name="P1008"/>
          </table:table-cell>
        </table:table-row>
        <table:table-row table:style-name="TableRow1009">
          <table:covered-table-cell>
            <text:list text:style-name="LFO1" text:continue-numbering="true">
              <text:list-item>
                <text:list>
                  <text:list-item>
                    <text:p text:style-name="P1010"/>
                  </text:list-item>
                </text:list>
              </text:list-item>
            </text:list>
          </table:covered-table-cell>
          <table:table-cell table:style-name="TableCell1011">
            <text:p text:style-name="P1012">#</text:p>
          </table:table-cell>
          <table:table-cell table:style-name="TableCell1013">
            <text:p text:style-name="P1014">#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>#</text:p>
          </table:table-cell>
          <table:table-cell table:style-name="TableCell1019">
            <text:p text:style-name="P1020"/>
          </table:table-cell>
        </table:table-row>
        <table:table-row table:style-name="TableRow1021">
          <table:covered-table-cell>
            <text:list text:style-name="LFO1" text:continue-numbering="true">
              <text:list-item>
                <text:list>
                  <text:list-item>
                    <text:p text:style-name="P1022"/>
                  </text:list-item>
                </text:list>
              </text:list-item>
            </text:list>
          </table:covered-table-cell>
          <table:table-cell table:style-name="TableCell1023">
            <text:p text:style-name="P1024">$</text:p>
          </table:table-cell>
          <table:table-cell table:style-name="TableCell1025">
            <text:p text:style-name="P1026">#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>#</text:p>
          </table:table-cell>
          <table:table-cell table:style-name="TableCell1031">
            <text:p text:style-name="P1032"/>
          </table:table-cell>
        </table:table-row>
        <table:table-row table:style-name="TableRow1033">
          <table:covered-table-cell>
            <text:list text:style-name="LFO1" text:continue-numbering="true">
              <text:list-item>
                <text:list>
                  <text:list-item>
                    <text:p text:style-name="P1034"/>
                  </text:list-item>
                </text:list>
              </text:list-item>
            </text:list>
          </table:covered-table-cell>
          <table:table-cell table:style-name="TableCell1035">
            <text:p text:style-name="P1036">%</text:p>
          </table:table-cell>
          <table:table-cell table:style-name="TableCell1037">
            <text:p text:style-name="P1038">#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>#</text:p>
          </table:table-cell>
          <table:table-cell table:style-name="TableCell1043">
            <text:p text:style-name="P1044"/>
          </table:table-cell>
        </table:table-row>
        <table:table-row table:style-name="TableRow1045">
          <table:covered-table-cell>
            <text:list text:style-name="LFO1" text:continue-numbering="true">
              <text:list-item>
                <text:list>
                  <text:list-item>
                    <text:p text:style-name="P1046"/>
                  </text:list-item>
                </text:list>
              </text:list-item>
            </text:list>
          </table:covered-table-cell>
          <table:table-cell table:style-name="TableCell1047">
            <text:p text:style-name="P1048">&amp;</text:p>
          </table:table-cell>
          <table:table-cell table:style-name="TableCell1049">
            <text:p text:style-name="P1050">#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#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covered-table-cell>
            <text:list text:style-name="LFO1" text:continue-numbering="true">
              <text:list-item>
                <text:list>
                  <text:list-item>
                    <text:p text:style-name="P1058"/>
                  </text:list-item>
                </text:list>
              </text:list-item>
            </text:list>
          </table:covered-table-cell>
          <table:table-cell table:style-name="TableCell1059">
            <text:p text:style-name="P1060">/ ou \</text:p>
          </table:table-cell>
          <table:table-cell table:style-name="TableCell1061">
            <text:p text:style-name="P1062">#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>#</text:p>
          </table:table-cell>
          <table:table-cell table:style-name="TableCell1067">
            <text:p text:style-name="P1068"/>
          </table:table-cell>
        </table:table-row>
        <table:table-row table:style-name="TableRow1069">
          <table:covered-table-cell>
            <text:list text:style-name="LFO1" text:continue-numbering="true">
              <text:list-item>
                <text:list>
                  <text:list-item>
                    <text:p text:style-name="P1070"/>
                  </text:list-item>
                </text:list>
              </text:list-item>
            </text:list>
          </table:covered-table-cell>
          <table:table-cell table:style-name="TableCell1071">
            <text:p text:style-name="P1072">( ou )</text:p>
          </table:table-cell>
          <table:table-cell table:style-name="TableCell1073">
            <text:p text:style-name="P1074">#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#</text:p>
          </table:table-cell>
          <table:table-cell table:style-name="TableCell1079">
            <text:p text:style-name="P1080"/>
          </table:table-cell>
        </table:table-row>
        <table:table-row table:style-name="TableRow1081">
          <table:covered-table-cell>
            <text:list text:style-name="LFO1" text:continue-numbering="true">
              <text:list-item>
                <text:list>
                  <text:list-item>
                    <text:p text:style-name="P1082"/>
                  </text:list-item>
                </text:list>
              </text:list-item>
            </text:list>
          </table:covered-table-cell>
          <table:table-cell table:style-name="TableCell1083">
            <text:p text:style-name="P1084">{ ou }</text:p>
          </table:table-cell>
          <table:table-cell table:style-name="TableCell1085">
            <text:p text:style-name="P1086">#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>#</text:p>
          </table:table-cell>
          <table:table-cell table:style-name="TableCell1091">
            <text:p text:style-name="P1092"/>
          </table:table-cell>
        </table:table-row>
        <table:table-row table:style-name="TableRow1093">
          <table:covered-table-cell>
            <text:p text:style-name="P1094"/>
          </table:covered-table-cell>
          <table:table-cell table:style-name="TableCell1095">
            <text:p text:style-name="P1096">[ ou ]</text:p>
          </table:table-cell>
          <table:table-cell table:style-name="TableCell1097">
            <text:p text:style-name="P1098">#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>#</text:p>
          </table:table-cell>
          <table:table-cell table:style-name="TableCell1103">
            <text:p text:style-name="P1104"/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§</text:p>
          </table:table-cell>
          <table:table-cell table:style-name="TableCell1109">
            <text:p text:style-name="P1110">#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>#</text:p>
          </table:table-cell>
          <table:table-cell table:style-name="TableCell1115">
            <text:p text:style-name="P1116"/>
          </table:table-cell>
        </table:table-row>
        <table:table-row table:style-name="TableRow1117">
          <table:covered-table-cell>
            <text:p text:style-name="P1118"/>
          </table:covered-table-cell>
          <table:table-cell table:style-name="TableCell1119">
            <text:p text:style-name="P1120">£</text:p>
          </table:table-cell>
          <table:table-cell table:style-name="TableCell1121">
            <text:p text:style-name="P1122">#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>#</text:p>
          </table:table-cell>
          <table:table-cell table:style-name="TableCell1127">
            <text:p text:style-name="P1128"/>
          </table:table-cell>
        </table:table-row>
        <table:table-row table:style-name="TableRow1129">
          <table:covered-table-cell>
            <text:p text:style-name="P1130"/>
          </table:covered-table-cell>
          <table:table-cell table:style-name="TableCell1131">
            <text:p text:style-name="P1132">“</text:p>
          </table:table-cell>
          <table:table-cell table:style-name="TableCell1133">
            <text:p text:style-name="P1134">#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>#</text:p>
          </table:table-cell>
          <table:table-cell table:style-name="TableCell1139">
            <text:p text:style-name="P1140"/>
          </table:table-cell>
        </table:table-row>
        <table:table-row table:style-name="TableRow1141">
          <table:covered-table-cell>
            <text:p text:style-name="P1142"/>
          </table:covered-table-cell>
          <table:table-cell table:style-name="TableCell1143">
            <text:p text:style-name="P1144">!</text:p>
          </table:table-cell>
          <table:table-cell table:style-name="TableCell1145">
            <text:p text:style-name="P1146">#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>#</text:p>
          </table:table-cell>
          <table:table-cell table:style-name="TableCell1151">
            <text:p text:style-name="P1152"/>
          </table: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|</text:p>
          </table:table-cell>
          <table:table-cell table:style-name="TableCell1157">
            <text:p text:style-name="P1158">#</text:p>
          </table:table-cell>
          <table:table-cell table:style-name="TableCell1159">
            <text:p text:style-name="P1160"/>
          </table:table-cell>
          <table:table-cell table:style-name="TableCell1161">
            <text:p text:style-name="P1162">#</text:p>
          </table:table-cell>
          <table:table-cell table:style-name="TableCell1163">
            <text:p text:style-name="P1164"/>
          </table:table-cell>
        </table:table-row>
        <table:table-row table:style-name="TableRow1165">
          <table:covered-table-cell>
            <text:p text:style-name="P1166"/>
          </table:covered-table-cell>
          <table:table-cell table:style-name="TableCell1167">
            <text:p text:style-name="P1168">?</text:p>
          </table:table-cell>
          <table:table-cell table:style-name="TableCell1169">
            <text:p text:style-name="P1170">#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>#</text:p>
          </table:table-cell>
          <table:table-cell table:style-name="TableCell1175">
            <text:p text:style-name="P1176"/>
          </table:table-cell>
        </table:table-row>
        <table:table-row table:style-name="TableRow1177">
          <table:covered-table-cell>
            <text:p text:style-name="P1178"/>
          </table:covered-table-cell>
          <table:table-cell table:style-name="TableCell1179">
            <text:p text:style-name="P1180">&lt; ou &gt;</text:p>
          </table:table-cell>
          <table:table-cell table:style-name="TableCell1181">
            <text:p text:style-name="P1182">#</text:p>
          </table:table-cell>
          <table:table-cell table:style-name="TableCell1183">
            <text:p text:style-name="P1184"/>
          </table:table-cell>
          <table:table-cell table:style-name="TableCell1185">
            <text:p text:style-name="P1186">#</text:p>
          </table:table-cell>
          <table:table-cell table:style-name="TableCell1187">
            <text:p text:style-name="P1188"/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*<text:s/></text:p>
          </table:table-cell>
          <table:table-cell table:style-name="TableCell1193">
            <text:p text:style-name="P1194">#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>#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covered-table-cell>
            <text:p text:style-name="P1202"/>
          </table:covered-table-cell>
          <table:table-cell table:style-name="TableCell1203">
            <text:p text:style-name="P1204">+ ou -</text:p>
          </table:table-cell>
          <table:table-cell table:style-name="TableCell1205">
            <text:p text:style-name="P1206">#</text:p>
          </table:table-cell>
          <table:table-cell table:style-name="TableCell1207">
            <text:p text:style-name="P1208"/>
          </table:table-cell>
          <table:table-cell table:style-name="TableCell1209">
            <text:p text:style-name="P1210">#</text:p>
          </table:table-cell>
          <table:table-cell table:style-name="TableCell1211">
            <text:p text:style-name="P1212"/>
          </table:table-cell>
        </table:table-row>
        <table:table-row table:style-name="TableRow1213">
          <table:covered-table-cell>
            <text:p text:style-name="P1214"/>
          </table:covered-table-cell>
          <table:table-cell table:style-name="TableCell1215">
            <text:p text:style-name="P1216">ª ou º</text:p>
          </table:table-cell>
          <table:table-cell table:style-name="TableCell1217">
            <text:p text:style-name="P1218">#</text:p>
          </table:table-cell>
          <table:table-cell table:style-name="TableCell1219">
            <text:p text:style-name="P1220"/>
          </table:table-cell>
          <table:table-cell table:style-name="TableCell1221">
            <text:p text:style-name="P1222">#</text:p>
          </table:table-cell>
          <table:table-cell table:style-name="TableCell1223">
            <text:p text:style-name="P1224"/>
          </table:table-cell>
        </table:table-row>
        <table:table-row table:style-name="TableRow1225">
          <table:covered-table-cell>
            <text:p text:style-name="P1226"/>
          </table:covered-table-cell>
          <table:table-cell table:style-name="TableCell1227">
            <text:p text:style-name="P1228">« ou »</text:p>
          </table:table-cell>
          <table:table-cell table:style-name="TableCell1229">
            <text:p text:style-name="P1230">#</text:p>
          </table:table-cell>
          <table:table-cell table:style-name="TableCell1231">
            <text:p text:style-name="P1232"/>
          </table:table-cell>
          <table:table-cell table:style-name="TableCell1233">
            <text:p text:style-name="P1234">#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^</text:p>
          </table:table-cell>
          <table:table-cell table:style-name="TableCell1241">
            <text:p text:style-name="P1242">#</text:p>
          </table:table-cell>
          <table:table-cell table:style-name="TableCell1243">
            <text:p text:style-name="P1244"/>
          </table:table-cell>
          <table:table-cell table:style-name="TableCell1245">
            <text:p text:style-name="P1246">#</text:p>
          </table:table-cell>
          <table:table-cell table:style-name="TableCell1247">
            <text:p text:style-name="P1248"/>
          </table:table-cell>
        </table:table-row>
        <table:table-row table:style-name="TableRow1249">
          <table:covered-table-cell>
            <text:p text:style-name="P1250"/>
          </table:covered-table-cell>
          <table:table-cell table:style-name="TableCell1251">
            <text:p text:style-name="P1252">~</text:p>
          </table:table-cell>
          <table:table-cell table:style-name="TableCell1253">
            <text:p text:style-name="P1254">#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>#</text:p>
          </table:table-cell>
          <table:table-cell table:style-name="TableCell1259">
            <text:p text:style-name="P1260"/>
          </table:table-cell>
        </table:table-row>
      </table:table>
      <text:p text:style-name="Normal"/>
      <text:p text:style-name="Normal"/>
      <text:p text:style-name="P1261">JOSÉ PEREIRA:</text:p>
      <text:p text:style-name="P1262"/>
      <table:table table:style-name="Table1263">
        <table:table-columns>
          <table:table-column table:style-name="TableColumn1264"/>
          <table:table-column table:style-name="TableColumn1265"/>
          <table:table-column table:style-name="TableColumn1266"/>
          <table:table-column table:style-name="TableColumn1267"/>
          <table:table-column table:style-name="TableColumn1268"/>
        </table:table-columns>
        <table:table-row table:style-name="TableRow1269">
          <table:table-cell table:style-name="TableCell1270" table:number-rows-spanned="2">
            <text:p text:style-name="P1271"><text:span text:style-name="T1272">Caixa de preenchimento de texto – “E-mail”</text:span></text:p>
          </table:table-cell>
          <table:table-cell table:style-name="TableCell1273" table:number-columns-spanned="2">
            <text:p text:style-name="P1274">Aceita?</text:p>
          </table:table-cell>
          <table:covered-table-cell/>
          <table:table-cell table:style-name="TableCell1275" table:number-rows-spanned="2">
            <text:p text:style-name="P1276"><text:span text:style-name="T1277">Passou</text:span></text:p>
          </table:table-cell>
          <table:table-cell table:style-name="TableCell1278" table:number-rows-spanned="2">
            <text:p text:style-name="P1279"><text:span text:style-name="T1280">Falhou</text:span></text:p>
          </table:table-cell>
        </table:table-row>
        <table:table-row table:style-name="TableRow1281">
          <table:covered-table-cell>
            <text:p text:style-name="P1282"/>
          </table:covered-table-cell>
          <table:table-cell table:style-name="TableCell1283">
            <text:p text:style-name="P1284">Sim</text:p>
          </table:table-cell>
          <table:table-cell table:style-name="TableCell1285">
            <text:p text:style-name="P1286">Não</text:p>
          </table:table-cell>
          <table:covered-table-cell>
            <text:p text:style-name="P1287"/>
          </table:covered-table-cell>
          <table:covered-table-cell>
            <text:p text:style-name="P1288"/>
          </table:covered-table-cell>
        </table:table-row>
        <table:table-row table:style-name="TableRow1289">
          <table:table-cell table:style-name="TableCell1290">
            <text:p text:style-name="P1291"><text:span text:style-name="T1292">Aceita não preenchimento?</text:span></text:p>
          </table:table-cell>
          <table:table-cell table:style-name="TableCell1293">
            <text:p text:style-name="P1294"/>
          </table:table-cell>
          <table:table-cell table:style-name="TableCell1295">
            <text:p text:style-name="P1296">#</text:p>
          </table:table-cell>
          <table:table-cell table:style-name="TableCell1297">
            <text:p text:style-name="P1298">#</text:p>
          </table:table-cell>
          <table:table-cell table:style-name="TableCell1299">
            <text:p text:style-name="P1300"/>
          </table:table-cell>
        </table:table-row>
        <table:table-row table:style-name="TableRow1301">
          <table:table-cell table:style-name="TableCell1302">
            <text:p text:style-name="P1303">É mostrado um aviso se a caixa não for preenchida?</text:p>
          </table:table-cell>
          <table:table-cell table:style-name="TableCell1304">
            <text:p text:style-name="P1305">#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>#</text:p>
          </table:table-cell>
          <table:table-cell table:style-name="TableCell1310">
            <text:p text:style-name="P1311"/>
          </table:table-cell>
        </table:table-row>
        <table:table-row table:style-name="TableRow1312">
          <table:table-cell table:style-name="TableCell1313">
            <text:p text:style-name="P1314">Aceita preenchimento só com números?</text:p>
          </table:table-cell>
          <table:table-cell table:style-name="TableCell1315">
            <text:p text:style-name="P1316"/>
          </table:table-cell>
          <table:table-cell table:style-name="TableCell1317">
            <text:p text:style-name="P1318">#</text:p>
          </table:table-cell>
          <table:table-cell table:style-name="TableCell1319">
            <text:p text:style-name="P1320">#</text:p>
          </table:table-cell>
          <table:table-cell table:style-name="TableCell1321">
            <text:p text:style-name="P1322"/>
          </table:table-cell>
        </table:table-row>
        <table:table-row table:style-name="TableRow1323">
          <table:table-cell table:style-name="TableCell1324">
            <text:p text:style-name="P1325">Aceita<text:s/>preenchimento só com letras?</text:p>
          </table:table-cell>
          <table:table-cell table:style-name="TableCell1326">
            <text:p text:style-name="P1327"/>
          </table:table-cell>
          <table:table-cell table:style-name="TableCell1328">
            <text:p text:style-name="P1329">#</text:p>
          </table:table-cell>
          <table:table-cell table:style-name="TableCell1330">
            <text:p text:style-name="P1331">#</text:p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>
            <text:p text:style-name="P1336">Aceita domínios inválidos?</text:p>
          </table:table-cell>
          <table:table-cell table:style-name="TableCell1337">
            <text:p text:style-name="P1338">#</text:p>
          </table:table-cell>
          <table:table-cell table:style-name="TableCell1339">
            <text:p text:style-name="P1340"/>
          </table:table-cell>
          <table:table-cell table:style-name="TableCell1341">
            <text:p text:style-name="P1342"/>
          </table:table-cell>
          <table:table-cell table:style-name="TableCell1343">
            <text:p text:style-name="P1344">#</text:p>
          </table:table-cell>
        </table:table-row>
      </table:table>
      <text:p text:style-name="Normal"/>
      <table:table table:style-name="Table1345">
        <table:table-columns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</table:table-columns>
        <table:table-row table:style-name="TableRow1351">
          <table:table-cell table:style-name="TableCell1352" table:number-rows-spanned="2">
            <text:p text:style-name="P1353"><text:span text:style-name="T1354">Caixa de preenchimento de texto – “ORCID”</text:span></text:p>
          </table:table-cell>
          <table:table-cell table:style-name="TableCell1355" table:number-columns-spanned="2">
            <text:p text:style-name="P1356">Aceita?</text:p>
          </table:table-cell>
          <table:covered-table-cell/>
          <table:table-cell table:style-name="TableCell1357" table:number-rows-spanned="2">
            <text:p text:style-name="P1358"><text:span text:style-name="T1359">Passou</text:span></text:p>
          </table:table-cell>
          <table:table-cell table:style-name="TableCell1360" table:number-rows-spanned="2">
            <text:p text:style-name="P1361"><text:span text:style-name="T1362">Falhou</text:span></text:p>
          </table:table-cell>
        </table:table-row>
        <table:table-row table:style-name="TableRow1363">
          <table:covered-table-cell>
            <text:p text:style-name="P1364"/>
          </table:covered-table-cell>
          <table:table-cell table:style-name="TableCell1365">
            <text:p text:style-name="P1366">Sim</text:p>
          </table:table-cell>
          <table:table-cell table:style-name="TableCell1367">
            <text:p text:style-name="P1368">Não</text:p>
          </table:table-cell>
          <table:covered-table-cell>
            <text:p text:style-name="P1369"/>
          </table:covered-table-cell>
          <table:covered-table-cell>
            <text:p text:style-name="P1370"/>
          </table:covered-table-cell>
        </table:table-row>
        <table:table-row table:style-name="TableRow1371">
          <table:table-cell table:style-name="TableCell1372">
            <text:p text:style-name="P1373"><text:span text:style-name="T1374">Aceita não preenchimento?</text:span></text:p>
          </table:table-cell>
          <table:table-cell table:style-name="TableCell1375">
            <text:p text:style-name="P1376"/>
          </table:table-cell>
          <table:table-cell table:style-name="TableCell1377">
            <text:p text:style-name="P1378">#</text:p>
          </table:table-cell>
          <table:table-cell table:style-name="TableCell1379">
            <text:p text:style-name="P1380">#</text:p>
          </table:table-cell>
          <table:table-cell table:style-name="TableCell1381">
            <text:p text:style-name="P1382"/>
          </table:table-cell>
        </table:table-row>
        <table:table-row table:style-name="TableRow1383">
          <table:table-cell table:style-name="TableCell1384">
            <text:p text:style-name="P1385">É mostrado um aviso se a caixa não for preenchida?</text:p>
          </table:table-cell>
          <table:table-cell table:style-name="TableCell1386">
            <text:p text:style-name="P1387">#</text:p>
          </table:table-cell>
          <table:table-cell table:style-name="TableCell1388">
            <text:p text:style-name="P1389"/>
          </table:table-cell>
          <table:table-cell table:style-name="TableCell1390">
            <text:p text:style-name="P1391">#</text:p>
          </table:table-cell>
          <table:table-cell table:style-name="TableCell1392">
            <text:p text:style-name="P1393"/>
          </table:table-cell>
        </table:table-row>
        <table:table-row table:style-name="TableRow1394">
          <table:table-cell table:style-name="TableCell1395">
            <text:p text:style-name="P1396">Aceita<text:s/>preenchimento só com números?</text:p>
          </table:table-cell>
          <table:table-cell table:style-name="TableCell1397">
            <text:p text:style-name="P1398">#</text:p>
          </table:table-cell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>#</text:p>
          </table:table-cell>
        </table:table-row>
        <table:table-row table:style-name="TableRow1405">
          <table:table-cell table:style-name="TableCell1406">
            <text:p text:style-name="P1407">Aceita preenchimento só com letras?</text:p>
          </table:table-cell>
          <table:table-cell table:style-name="TableCell1408">
            <text:p text:style-name="P1409">#</text:p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>#</text:p>
          </table:table-cell>
        </table:table-row>
        <table:table-row table:style-name="TableRow1416">
          <table:table-cell table:style-name="TableCell1417">
            <text:p text:style-name="P1418">Aceita ORCID ID’s inválidos?</text:p>
          </table:table-cell>
          <table:table-cell table:style-name="TableCell1419">
            <text:p text:style-name="P1420">#</text:p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>#</text:p>
          </table:table-cell>
        </table:table-row>
      </table:table>
      <text:p text:style-name="Normal"/>
      <table:table table:style-name="Table1427">
        <table:table-columns>
          <table:table-column table:style-name="TableColumn1428"/>
          <table:table-column table:style-name="TableColumn1429"/>
          <table:table-column table:style-name="TableColumn1430"/>
          <table:table-column table:style-name="TableColumn1431"/>
          <table:table-column table:style-name="TableColumn1432"/>
        </table:table-columns>
        <table:table-row table:style-name="TableRow1433">
          <table:table-cell table:style-name="TableCell1434" table:number-rows-spanned="2">
            <text:p text:style-name="P1435"><text:span text:style-name="T1436">Caixa de preenchimento de texto – “Scientific Area”</text:span></text:p>
          </table:table-cell>
          <table:table-cell table:style-name="TableCell1437" table:number-columns-spanned="2">
            <text:p text:style-name="P1438">Aceita?</text:p>
          </table:table-cell>
          <table:covered-table-cell/>
          <table:table-cell table:style-name="TableCell1439" table:number-rows-spanned="2">
            <text:p text:style-name="P1440"><text:span text:style-name="T1441">Passou</text:span></text:p>
          </table:table-cell>
          <table:table-cell table:style-name="TableCell1442" table:number-rows-spanned="2">
            <text:p text:style-name="P1443"><text:span text:style-name="T1444">Falhou</text:span></text:p>
          </table:table-cell>
        </table:table-row>
        <table:table-row table:style-name="TableRow1445">
          <table:covered-table-cell>
            <text:p text:style-name="P1446"/>
          </table:covered-table-cell>
          <table:table-cell table:style-name="TableCell1447">
            <text:p text:style-name="P1448">Sim</text:p>
          </table:table-cell>
          <table:table-cell table:style-name="TableCell1449">
            <text:p text:style-name="P1450">Não</text:p>
          </table:table-cell>
          <table:covered-table-cell>
            <text:p text:style-name="P1451"/>
          </table:covered-table-cell>
          <table:covered-table-cell>
            <text:p text:style-name="P1452"/>
          </table:covered-table-cell>
        </table:table-row>
        <table:table-row table:style-name="TableRow1453">
          <table:table-cell table:style-name="TableCell1454">
            <text:p text:style-name="P1455"><text:span text:style-name="T1456">Aceita não preenchimento?</text:span></text:p>
          </table:table-cell>
          <table:table-cell table:style-name="TableCell1457">
            <text:p text:style-name="P1458"/>
          </table:table-cell>
          <table:table-cell table:style-name="TableCell1459">
            <text:p text:style-name="P1460">#</text:p>
          </table:table-cell>
          <table:table-cell table:style-name="TableCell1461">
            <text:p text:style-name="P1462">#</text:p>
          </table:table-cell>
          <table:table-cell table:style-name="TableCell1463">
            <text:p text:style-name="P1464"/>
          </table:table-cell>
        </table:table-row>
        <table:table-row table:style-name="TableRow1465">
          <table:table-cell table:style-name="TableCell1466">
            <text:p text:style-name="P1467">É mostrado um aviso<text:s/>se a caixa não for preenchida?</text:p>
          </table:table-cell>
          <table:table-cell table:style-name="TableCell1468">
            <text:p text:style-name="P1469"/>
          </table:table-cell>
          <table:table-cell table:style-name="TableCell1470">
            <text:p text:style-name="P1471">#</text:p>
          </table:table-cell>
          <table:table-cell table:style-name="TableCell1472">
            <text:p text:style-name="P1473">#</text:p>
          </table:table-cell>
          <table:table-cell table:style-name="TableCell1474">
            <text:p text:style-name="P1475"/>
          </table:table-cell>
        </table:table-row>
        <table:table-row table:style-name="TableRow1476">
          <table:table-cell table:style-name="TableCell1477">
            <text:p text:style-name="P1478">Aceita preenchimento só com números?</text:p>
          </table:table-cell>
          <table:table-cell table:style-name="TableCell1479">
            <text:p text:style-name="P1480">#</text:p>
          </table:table-cell>
          <table:table-cell table:style-name="TableCell1481">
            <text:p text:style-name="P1482"/>
          </table:table-cell>
          <table:table-cell table:style-name="TableCell1483">
            <text:p text:style-name="P1484"/>
          </table:table-cell>
          <table:table-cell table:style-name="TableCell1485">
            <text:p text:style-name="P1486">#</text:p>
          </table:table-cell>
        </table:table-row>
        <table:table-row table:style-name="TableRow1487">
          <table:table-cell table:style-name="TableCell1488">
            <text:p text:style-name="P1489">Aceita preenchimento só com letras?</text:p>
          </table:table-cell>
          <table:table-cell table:style-name="TableCell1490">
            <text:p text:style-name="P1491">#</text:p>
          </table:table-cell>
          <table:table-cell table:style-name="TableCell1492">
            <text:p text:style-name="P1493"/>
          </table:table-cell>
          <table:table-cell table:style-name="TableCell1494">
            <text:p text:style-name="P1495">#</text:p>
          </table:table-cell>
          <table:table-cell table:style-name="TableCell1496">
            <text:p text:style-name="P1497"/>
          </table:table-cell>
        </table:table-row>
        <table:table-row table:style-name="TableRow1498">
          <table:table-cell table:style-name="TableCell1499">
            <text:p text:style-name="P1500">Aceita áreas científicas inválidas?</text:p>
          </table:table-cell>
          <table:table-cell table:style-name="TableCell1501">
            <text:p text:style-name="P1502">#</text:p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>#</text:p>
          </table:table-cell>
        </table:table-row>
      </table:table>
      <text:p text:style-name="Normal"/>
      <table:table table:style-name="Table1509">
        <table:table-columns>
          <table:table-column table:style-name="TableColumn1510"/>
          <table:table-column table:style-name="TableColumn1511"/>
          <table:table-column table:style-name="TableColumn1512"/>
          <table:table-column table:style-name="TableColumn1513"/>
          <table:table-column table:style-name="TableColumn1514"/>
        </table:table-columns>
        <table:table-row table:style-name="TableRow1515">
          <table:table-cell table:style-name="TableCell1516" table:number-rows-spanned="2">
            <text:p text:style-name="P1517"><text:span text:style-name="T1518">Caixa de preenchimento de texto – “Password”</text:span></text:p>
          </table:table-cell>
          <table:table-cell table:style-name="TableCell1519" table:number-columns-spanned="2">
            <text:p text:style-name="P1520">Aceita?</text:p>
          </table:table-cell>
          <table:covered-table-cell/>
          <table:table-cell table:style-name="TableCell1521" table:number-rows-spanned="2">
            <text:p text:style-name="P1522"><text:span text:style-name="T1523">Passou</text:span></text:p>
          </table:table-cell>
          <table:table-cell table:style-name="TableCell1524" table:number-rows-spanned="2">
            <text:p text:style-name="P1525"><text:span text:style-name="T1526">Falhou</text:span></text:p>
          </table:table-cell>
        </table:table-row>
        <table:table-row table:style-name="TableRow1527">
          <table:covered-table-cell>
            <text:p text:style-name="P1528"/>
          </table:covered-table-cell>
          <table:table-cell table:style-name="TableCell1529">
            <text:p text:style-name="P1530">Sim</text:p>
          </table:table-cell>
          <table:table-cell table:style-name="TableCell1531">
            <text:p text:style-name="P1532">Não</text:p>
          </table:table-cell>
          <table:covered-table-cell>
            <text:p text:style-name="P1533"/>
          </table:covered-table-cell>
          <table:covered-table-cell>
            <text:p text:style-name="P1534"/>
          </table:covered-table-cell>
        </table:table-row>
        <table:table-row table:style-name="TableRow1535">
          <table:table-cell table:style-name="TableCell1536">
            <text:p text:style-name="P1537"><text:span text:style-name="T1538">Aceita</text:span><text:span text:style-name="T1539"><text:s/>não preenchimento?</text:span></text:p>
          </table:table-cell>
          <table:table-cell table:style-name="TableCell1540">
            <text:p text:style-name="P1541"/>
          </table:table-cell>
          <table:table-cell table:style-name="TableCell1542">
            <text:p text:style-name="P1543">#</text:p>
          </table:table-cell>
          <table:table-cell table:style-name="TableCell1544">
            <text:p text:style-name="P1545">#</text:p>
          </table:table-cell>
          <table:table-cell table:style-name="TableCell1546">
            <text:p text:style-name="P1547"/>
          </table:table-cell>
        </table:table-row>
        <table:table-row table:style-name="TableRow1548">
          <table:table-cell table:style-name="TableCell1549">
            <text:p text:style-name="P1550">É mostrado um aviso se a caixa não for preenchida?</text:p>
          </table:table-cell>
          <table:table-cell table:style-name="TableCell1551">
            <text:p text:style-name="P1552">#</text:p>
          </table:table-cell>
          <table:table-cell table:style-name="TableCell1553">
            <text:p text:style-name="P1554"/>
          </table:table-cell>
          <table:table-cell table:style-name="TableCell1555">
            <text:p text:style-name="P1556">#</text:p>
          </table:table-cell>
          <table:table-cell table:style-name="TableCell1557">
            <text:p text:style-name="P1558"/>
          </table:table-cell>
        </table:table-row>
        <table:table-row table:style-name="TableRow1559">
          <table:table-cell table:style-name="TableCell1560">
            <text:p text:style-name="P1561">Aceita preenchimento só com números?</text:p>
          </table:table-cell>
          <table:table-cell table:style-name="TableCell1562">
            <text:p text:style-name="P1563"/>
          </table:table-cell>
          <table:table-cell table:style-name="TableCell1564">
            <text:p text:style-name="P1565">#</text:p>
          </table:table-cell>
          <table:table-cell table:style-name="TableCell1566">
            <text:p text:style-name="P1567">#</text:p>
          </table:table-cell>
          <table:table-cell table:style-name="TableCell1568">
            <text:p text:style-name="P1569"/>
          </table:table-cell>
        </table:table-row>
        <table:table-row table:style-name="TableRow1570">
          <table:table-cell table:style-name="TableCell1571">
            <text:p text:style-name="P1572">Aceita preenchimento só com letras?</text:p>
          </table:table-cell>
          <table:table-cell table:style-name="TableCell1573">
            <text:p text:style-name="P1574">#</text:p>
          </table:table-cell>
          <table:table-cell table:style-name="TableCell1575">
            <text:p text:style-name="P1576"/>
          </table:table-cell>
          <table:table-cell table:style-name="TableCell1577">
            <text:p text:style-name="P1578">#</text:p>
          </table:table-cell>
          <table:table-cell table:style-name="TableCell1579">
            <text:p text:style-name="P1580"/>
          </table:table-cell>
        </table:table-row>
        <table:table-row table:style-name="TableRow1581">
          <table:table-cell table:style-name="TableCell1582">
            <text:p text:style-name="P1583">Aceita sendo parecida ao resto dos dados?</text:p>
          </table:table-cell>
          <table:table-cell table:style-name="TableCell1584">
            <text:p text:style-name="P1585"/>
          </table:table-cell>
          <table:table-cell table:style-name="TableCell1586">
            <text:p text:style-name="P1587">#</text:p>
          </table:table-cell>
          <table:table-cell table:style-name="TableCell1588">
            <text:p text:style-name="P1589">#</text:p>
          </table:table-cell>
          <table:table-cell table:style-name="TableCell1590">
            <text:p text:style-name="P1591"/>
          </table:table-cell>
        </table:table-row>
      </table:table>
      <text:p text:style-name="Normal"/>
      <table:table table:style-name="Table1592">
        <table:table-columns>
          <table:table-column table:style-name="TableColumn1593"/>
          <table:table-column table:style-name="TableColumn1594"/>
          <table:table-column table:style-name="TableColumn1595"/>
          <table:table-column table:style-name="TableColumn1596"/>
          <table:table-column table:style-name="TableColumn1597"/>
        </table:table-columns>
        <table:table-row table:style-name="TableRow1598">
          <table:table-cell table:style-name="TableCell1599" table:number-rows-spanned="2">
            <text:p text:style-name="P1600"><text:span text:style-name="T1601">Caixa de preenchimento de texto –<text:s/></text:span><text:span text:style-name="T1602">“Password confirmation”</text:span></text:p>
          </table:table-cell>
          <table:table-cell table:style-name="TableCell1603" table:number-columns-spanned="2">
            <text:p text:style-name="P1604">Aceita?</text:p>
          </table:table-cell>
          <table:covered-table-cell/>
          <table:table-cell table:style-name="TableCell1605" table:number-rows-spanned="2">
            <text:p text:style-name="P1606"><text:span text:style-name="T1607">Passou</text:span></text:p>
          </table:table-cell>
          <table:table-cell table:style-name="TableCell1608" table:number-rows-spanned="2">
            <text:p text:style-name="P1609"><text:span text:style-name="T1610">Falhou</text:span></text:p>
          </table:table-cell>
        </table:table-row>
        <table:table-row table:style-name="TableRow1611">
          <table:covered-table-cell>
            <text:p text:style-name="P1612"/>
          </table:covered-table-cell>
          <table:table-cell table:style-name="TableCell1613">
            <text:p text:style-name="P1614">Sim</text:p>
          </table:table-cell>
          <table:table-cell table:style-name="TableCell1615">
            <text:p text:style-name="P1616">Não</text:p>
          </table:table-cell>
          <table:covered-table-cell>
            <text:p text:style-name="P1617"/>
          </table:covered-table-cell>
          <table:covered-table-cell>
            <text:p text:style-name="P1618"/>
          </table:covered-table-cell>
        </table:table-row>
        <table:table-row table:style-name="TableRow1619">
          <table:table-cell table:style-name="TableCell1620">
            <text:p text:style-name="P1621"><text:span text:style-name="T1622">Aceita não preenchimento?</text:span></text:p>
          </table:table-cell>
          <table:table-cell table:style-name="TableCell1623">
            <text:p text:style-name="P1624"/>
          </table:table-cell>
          <table:table-cell table:style-name="TableCell1625">
            <text:p text:style-name="P1626">#</text:p>
          </table:table-cell>
          <table:table-cell table:style-name="TableCell1627">
            <text:p text:style-name="P1628">#</text:p>
          </table:table-cell>
          <table:table-cell table:style-name="TableCell1629">
            <text:p text:style-name="P1630"/>
          </table:table-cell>
        </table:table-row>
        <table:table-row table:style-name="TableRow1631">
          <table:table-cell table:style-name="TableCell1632">
            <text:p text:style-name="P1633">É mostrado um aviso se a caixa não for preenchida?</text:p>
          </table:table-cell>
          <table:table-cell table:style-name="TableCell1634">
            <text:p text:style-name="P1635">#</text:p>
          </table:table-cell>
          <table:table-cell table:style-name="TableCell1636">
            <text:p text:style-name="P1637"/>
          </table:table-cell>
          <table:table-cell table:style-name="TableCell1638">
            <text:p text:style-name="P1639">#</text:p>
          </table:table-cell>
          <table:table-cell table:style-name="TableCell1640">
            <text:p text:style-name="P1641"/>
          </table:table-cell>
        </table:table-row>
        <table:table-row table:style-name="TableRow1642">
          <table:table-cell table:style-name="TableCell1643">
            <text:p text:style-name="P1644">Aceita preenchimento diferente do campo “Password”</text:p>
          </table:table-cell>
          <table:table-cell table:style-name="TableCell1645">
            <text:p text:style-name="P1646"/>
          </table:table-cell>
          <table:table-cell table:style-name="TableCell1647">
            <text:p text:style-name="P1648">#</text:p>
          </table:table-cell>
          <table:table-cell table:style-name="TableCell1649">
            <text:p text:style-name="P1650">#</text:p>
          </table:table-cell>
          <table:table-cell table:style-name="TableCell1651">
            <text:p text:style-name="P1652"/>
          </table:table-cell>
        </table:table-row>
      </table:table>
      <text:p text:style-name="Normal"/>
      <table:table table:style-name="Table1653">
        <table:table-columns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</table:table-columns>
        <table:table-row table:style-name="TableRow1659">
          <table:table-cell table:style-name="TableCell1660" table:number-rows-spanned="2">
            <text:p text:style-name="P1661">Links</text:p>
          </table:table-cell>
          <table:table-cell table:style-name="TableCell1662" table:number-columns-spanned="2">
            <text:p text:style-name="P1663">A funcionar?</text:p>
          </table:table-cell>
          <table:covered-table-cell/>
          <table:table-cell table:style-name="TableCell1664" table:number-rows-spanned="2">
            <text:p text:style-name="P1665">Passou</text:p>
          </table:table-cell>
          <table:table-cell table:style-name="TableCell1666" table:number-rows-spanned="2">
            <text:p text:style-name="P1667">Falhou</text:p>
          </table:table-cell>
        </table:table-row>
        <table:table-row table:style-name="TableRow1668">
          <table:covered-table-cell>
            <text:p text:style-name="P1669"/>
          </table:covered-table-cell>
          <table:table-cell table:style-name="TableCell1670">
            <text:p text:style-name="P1671">Sim</text:p>
          </table:table-cell>
          <table:table-cell table:style-name="TableCell1672">
            <text:p text:style-name="P1673">Não</text:p>
          </table:table-cell>
          <table:covered-table-cell>
            <text:p text:style-name="P1674"/>
          </table:covered-table-cell>
          <table:covered-table-cell>
            <text:p text:style-name="P1675"/>
          </table:covered-table-cell>
        </table:table-row>
        <table:table-row table:style-name="TableRow1676">
          <table:table-cell table:style-name="TableCell1677">
            <text:list text:style-name="LFO1" text:continue-numbering="true">
              <text:list-item>
                <text:list>
                  <text:list-item>
                    <text:p text:style-name="P1678">“Register”</text:p>
                  </text:list-item>
                </text:list>
              </text:list-item>
            </text:list>
          </table:table-cell>
          <table:table-cell table:style-name="TableCell1679">
            <text:p text:style-name="P1680">#</text:p>
          </table:table-cell>
          <table:table-cell table:style-name="TableCell1681">
            <text:p text:style-name="P1682"/>
          </table:table-cell>
          <table:table-cell table:style-name="TableCell1683">
            <text:p text:style-name="P1684">#</text:p>
          </table:table-cell>
          <table:table-cell table:style-name="TableCell1685">
            <text:p text:style-name="P1686"/>
          </table:table-cell>
        </table:table-row>
        <table:table-row table:style-name="TableRow1687">
          <table:table-cell table:style-name="TableCell1688">
            <text:p text:style-name="P1689">“Already registered?”</text:p>
          </table:table-cell>
          <table:table-cell table:style-name="TableCell1690">
            <text:p text:style-name="P1691">#</text:p>
          </table:table-cell>
          <table:table-cell table:style-name="TableCell1692">
            <text:p text:style-name="P1693"/>
          </table:table-cell>
          <table:table-cell table:style-name="TableCell1694">
            <text:p text:style-name="P1695">#</text:p>
          </table:table-cell>
          <table:table-cell table:style-name="TableCell1696">
            <text:p text:style-name="P1697"/>
          </table:table-cell>
        </table:table-row>
      </table:table>
      <text:p text:style-name="Normal"/>
      <text:p text:style-name="Normal"/>
      <text:p text:style-name="P1698">Apreciações:<text:line-break/></text:p>
      <text:p text:style-name="Normal"><text:span text:style-name="T1699">FirstName e LastName – FirstName e LastName<text:s/></text:span>deverão conter apenas letras e caracteres especiais (para salvaguardar os casos dos nomes do tipo O’Brien e al-Amuli), no entanto são também aceites<text:s/><text:span text:style-name="T1700">números</text:span><text:s/>e por isso motivo o teste<text:s/><text:span text:style-name="T1701">falhou</text:span>. É possível efetuar o registo sem preencher o campo FirstName e/ou o campo LastName por isso o teste<text:s/><text:span text:style-name="T1702">falhou</text:span>.</text:p>
      <text:p text:style-name="P1703"/>
      <text:p text:style-name="Normal"><text:span text:style-name="T1704">E-mail –<text:s/></text:span>Operacional a todos os aspetos à exceção de aceitar domínios inválidos.</text:p>
      <text:p text:style-name="Normal"/>
      <text:p text:style-name="Normal"><text:span text:style-name="T1705">ORCID<text:s/></text:span>– ORCID é suposto ser uma cadeia de caracteres alfanumérica, supõe-se que contenha sempre um x número de<text:s/>letras e um x número de caracteres numéricos, assim sendo o campo aceita qualquer tipo de cadeia de caracteres à exceção da de campo vazio.<text:line-break/></text:p>
      <text:p text:style-name="Normal"><text:span text:style-name="T1706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707">Campos de Password –<text:s/></text:span><text:span text:style-name="T1708">Operacionais!</text:span></text:p>
      <text:p text:style-name="Normal"/>
      <text:p text:style-name="Normal"><text:span text:style-name="T1709">Links –<text:s/></text:span><text:span text:style-name="T1710">Operacionais!<text:s/></text:span><text:line-break/><text:line-break/>Observação: Melhoramento nos avisos de erro do registo, quando alguém insere um username<text:s/>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8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Rita Garrido Gabriel</dc:creator>
    <meta:creation-date>2018-09-28T18:11:00Z</meta:creation-date>
    <dc:date>2018-09-29T19:01:00Z</dc:date>
    <meta:template xlink:href="Normal.dotm" xlink:type="simple"/>
    <meta:editing-cycles>7</meta:editing-cycles>
    <meta:editing-duration>PT1380S</meta:editing-duration>
    <meta:document-statistic meta:page-count="1" meta:paragraph-count="11" meta:word-count="933" meta:character-count="5962" meta:row-count="42" meta:non-whitespace-character-count="5040"/>
  </office:meta>
</office:document-meta>
</file>